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co25" style:family="table-column">
      <style:table-column-properties fo:break-before="auto" style:column-width="0.7126in"/>
    </style:style>
    <style:style style:name="co26" style:family="table-column">
      <style:table-column-properties fo:break-before="auto" style:column-width="2.7126in"/>
    </style:style>
    <style:style style:name="co27" style:family="table-column">
      <style:table-column-properties fo:break-before="auto" style:column-width="2.8283in"/>
    </style:style>
    <style:style style:name="co29" style:family="table-column">
      <style:table-column-properties fo:break-before="auto" style:column-width="1.0854in"/>
    </style:style>
    <style:style style:name="co30" style:family="table-column">
      <style:table-column-properties fo:break-before="auto" style:column-width="2.1146in"/>
    </style:style>
    <style:style style:name="co31" style:family="table-column">
      <style:table-column-properties fo:break-before="auto" style:column-width="1.2283in"/>
    </style:style>
    <style:style style:name="co33" style:family="table-column">
      <style:table-column-properties fo:break-before="auto" style:column-width="1.8752in"/>
    </style:style>
    <style:style style:name="co34" style:family="table-column">
      <style:table-column-properties fo:break-before="auto" style:column-width="1.7902in"/>
    </style:style>
    <style:style style:name="co35" style:family="table-column">
      <style:table-column-properties fo:break-before="auto" style:column-width="2.5154in"/>
    </style:style>
    <style:style style:name="co36" style:family="table-column">
      <style:table-column-properties fo:break-before="auto" style:column-width="2.5425in"/>
    </style:style>
    <style:style style:name="co45" style:family="table-column">
      <style:table-column-properties fo:break-before="auto" style:column-width="2.7228in"/>
    </style:style>
    <style:style style:name="co46" style:family="table-column">
      <style:table-column-properties fo:break-before="auto" style:column-width="0.9744in"/>
    </style:style>
    <style:style style:name="co47" style:family="table-column">
      <style:table-column-properties fo:break-before="auto" style:column-width="1.0429in"/>
    </style:style>
    <style:style style:name="co48" style:family="table-column">
      <style:table-column-properties fo:break-before="auto" style:column-width="0.911in"/>
    </style:style>
    <style:style style:name="co49" style:family="table-column">
      <style:table-column-properties fo:break-before="auto" style:column-width="1.4299in"/>
    </style:style>
    <style:style style:name="co50" style:family="table-column">
      <style:table-column-properties fo:break-before="auto" style:column-width="1.2398in"/>
    </style:style>
    <style:style style:name="co51" style:family="table-column">
      <style:table-column-properties fo:break-before="auto" style:column-width="1.4516in"/>
    </style:style>
    <style:style style:name="co52" style:family="table-column">
      <style:table-column-properties fo:break-before="auto" style:column-width="2.0236in"/>
    </style:style>
    <style:style style:name="co53" style:family="table-column">
      <style:table-column-properties fo:break-before="auto" style:column-width="2.0339in"/>
    </style:style>
    <style:style style:name="co54" style:family="table-column">
      <style:table-column-properties fo:break-before="auto" style:column-width="2.1291in"/>
    </style:style>
    <style:style style:name="co55" style:family="table-column">
      <style:table-column-properties fo:break-before="auto" style:column-width="2.0764in"/>
    </style:style>
    <style:style style:name="co61" style:family="table-column">
      <style:table-column-properties fo:break-before="auto" style:column-width="0.7563in"/>
    </style:style>
    <style:style style:name="co62" style:family="table-column">
      <style:table-column-properties fo:break-before="auto" style:column-width="1.6366in"/>
    </style:style>
    <style:style style:name="co63" style:family="table-column">
      <style:table-column-properties fo:break-before="auto" style:column-width="0.8264in"/>
    </style:style>
    <style:style style:name="co64" style:family="table-column">
      <style:table-column-properties fo:break-before="auto" style:column-width="1.3453in"/>
    </style:style>
    <style:style style:name="co65" style:family="table-column">
      <style:table-column-properties fo:break-before="auto" style:column-width="1.8646in"/>
    </style:style>
    <style:style style:name="co66" style:family="table-column">
      <style:table-column-properties fo:break-before="auto" style:column-width="2.1083in"/>
    </style:style>
    <style:style style:name="co67" style:family="table-column">
      <style:table-column-properties fo:break-before="auto" style:column-width="1.9709in"/>
    </style:style>
    <style:style style:name="co68" style:family="table-column">
      <style:table-column-properties fo:break-before="auto" style:column-width="1.0165in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63" style:family="table-row">
      <style:table-row-properties style:row-height="0.5283in" fo:break-before="auto" style:use-optimal-row-height="false"/>
    </style:style>
    <style:style style:name="ro87" style:family="table-row">
      <style:table-row-properties style:row-height="0.4866in" fo:break-before="auto" style:use-optimal-row-height="false"/>
    </style:style>
    <style:style style:name="ro30" style:family="table-row">
      <style:table-row-properties style:row-height="0.6425in" fo:break-before="auto" style:use-optimal-row-height="true"/>
    </style:style>
    <style:style style:name="ro88" style:family="table-row">
      <style:table-row-properties style:row-height="0.7252in" fo:break-before="auto" style:use-optimal-row-height="false"/>
    </style:style>
    <style:style style:name="ro29" style:family="table-row">
      <style:table-row-properties style:row-height="0.311in" fo:break-before="auto" style:use-optimal-row-height="true"/>
    </style:style>
    <style:style style:name="ro31" style:family="table-row">
      <style:table-row-properties style:row-height="0.352in" fo:break-before="auto" style:use-optimal-row-height="false"/>
    </style:style>
    <style:style style:name="ro32" style:family="table-row">
      <style:table-row-properties style:row-height="3.3366in" fo:break-before="auto" style:use-optimal-row-height="true"/>
    </style:style>
    <style:style style:name="ro33" style:family="table-row">
      <style:table-row-properties style:row-height="1.2335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0.5075in" fo:break-before="auto" style:use-optimal-row-height="false"/>
    </style:style>
    <style:style style:name="ro36" style:family="table-row">
      <style:table-row-properties style:row-height="0.5591in" fo:break-before="auto" style:use-optimal-row-height="false"/>
    </style:style>
    <style:style style:name="ro37" style:family="table-row">
      <style:table-row-properties style:row-height="0.539in" fo:break-before="auto" style:use-optimal-row-height="false"/>
    </style:style>
    <style:style style:name="ro38" style:family="table-row">
      <style:table-row-properties style:row-height="0.3728in" fo:break-before="auto" style:use-optimal-row-height="false"/>
    </style:style>
    <style:style style:name="ro39" style:family="table-row">
      <style:table-row-properties style:row-height="0.2382in" fo:break-before="auto" style:use-optimal-row-height="false"/>
    </style:style>
    <style:style style:name="ro40" style:family="table-row">
      <style:table-row-properties style:row-height="0.4866in" fo:break-before="auto" style:use-optimal-row-height="true"/>
    </style:style>
    <style:style style:name="ro41" style:family="table-row">
      <style:table-row-properties style:row-height="4.5291in" fo:break-before="auto" style:use-optimal-row-height="true"/>
    </style:style>
    <style:style style:name="ro42" style:family="table-row">
      <style:table-row-properties style:row-height="4.2181in" fo:break-before="auto" style:use-optimal-row-height="true"/>
    </style:style>
    <style:style style:name="ro43" style:family="table-row">
      <style:table-row-properties style:row-height="1.4193in" fo:break-before="auto" style:use-optimal-row-height="true"/>
    </style:style>
    <style:style style:name="ro44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0.9535in" fo:break-before="auto" style:use-optimal-row-height="true"/>
    </style:style>
    <style:style style:name="ro47" style:family="table-row">
      <style:table-row-properties style:row-height="2.1972in" fo:break-before="auto" style:use-optimal-row-height="true"/>
    </style:style>
    <style:style style:name="ro49" style:family="table-row">
      <style:table-row-properties style:row-height="1.2638in" fo:break-before="auto" style:use-optimal-row-height="true"/>
    </style:style>
    <style:style style:name="ro50" style:family="table-row">
      <style:table-row-properties style:row-height="2.5075in" fo:break-before="auto" style:use-optimal-row-height="true"/>
    </style:style>
    <style:style style:name="ro52" style:family="table-row">
      <style:table-row-properties style:row-height="1.1091in" fo:break-before="auto" style:use-optimal-row-height="true"/>
    </style:style>
    <style:style style:name="ro53" style:family="table-row">
      <style:table-row-properties style:row-height="4.3736in" fo:break-before="auto" style:use-optimal-row-height="true"/>
    </style:style>
    <style:style style:name="ro54" style:family="table-row">
      <style:table-row-properties style:row-height="2.3528in" fo:break-before="auto" style:use-optimal-row-height="true"/>
    </style:style>
    <style:style style:name="ro55" style:family="table-row">
      <style:table-row-properties style:row-height="1.1602in" fo:break-before="auto" style:use-optimal-row-height="false"/>
    </style:style>
    <style:style style:name="ro57" style:family="table-row">
      <style:table-row-properties style:row-height="0.6634in" fo:break-before="auto" style:use-optimal-row-height="false"/>
    </style:style>
    <style:style style:name="ro58" style:family="table-row">
      <style:table-row-properties style:row-height="0.4453in" fo:break-before="auto" style:use-optimal-row-height="false"/>
    </style:style>
    <style:style style:name="ro59" style:family="table-row">
      <style:table-row-properties style:row-height="2.3217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2" style:family="table-row">
      <style:table-row-properties style:row-height="0.4146in" fo:break-before="auto" style:use-optimal-row-height="false"/>
    </style:style>
    <style:style style:name="ro64" style:family="table-row">
      <style:table-row-properties style:row-height="1.7307in" fo:break-before="auto" style:use-optimal-row-height="true"/>
    </style:style>
    <style:style style:name="ro65" style:family="table-row">
      <style:table-row-properties style:row-height="0.6425in" fo:break-before="auto" style:use-optimal-row-height="false"/>
    </style:style>
    <style:style style:name="ro66" style:family="table-row">
      <style:table-row-properties style:row-height="0.798in" fo:break-before="auto" style:use-optimal-row-height="false"/>
    </style:style>
    <style:style style:name="ro67" style:family="table-row">
      <style:table-row-properties style:row-height="0.5181in" fo:break-before="auto" style:use-optimal-row-height="false"/>
    </style:style>
    <style:style style:name="ro68" style:family="table-row">
      <style:table-row-properties style:row-height="0.7874in" fo:break-before="auto" style:use-optimal-row-height="false"/>
    </style:style>
    <style:style style:name="ro69" style:family="table-row">
      <style:table-row-properties style:row-height="0.8909in" fo:break-before="auto" style:use-optimal-row-height="false"/>
    </style:style>
    <style:style style:name="ro70" style:family="table-row">
      <style:table-row-properties style:row-height="0.6319in" fo:break-before="auto" style:use-optimal-row-height="false"/>
    </style:style>
    <style:style style:name="ro71" style:family="table-row">
      <style:table-row-properties style:row-height="0.611in" fo:break-before="auto" style:use-optimal-row-height="false"/>
    </style:style>
    <style:style style:name="ro74" style:family="table-row">
      <style:table-row-properties style:row-height="0.6217in" fo:break-before="auto" style:use-optimal-row-height="false"/>
    </style:style>
    <style:style style:name="ro75" style:family="table-row">
      <style:table-row-properties style:row-height="0.4764in" fo:break-before="auto" style:use-optimal-row-height="false"/>
    </style:style>
    <style:style style:name="ro76" style:family="table-row">
      <style:table-row-properties style:row-height="1.2228in" fo:break-before="auto" style:use-optimal-row-height="false"/>
    </style:style>
    <style:style style:name="ro77" style:family="table-row">
      <style:table-row-properties style:row-height="1.3681in" fo:break-before="auto" style:use-optimal-row-height="false"/>
    </style:style>
    <style:style style:name="ro78" style:family="table-row">
      <style:table-row-properties style:row-height="0.5492in" fo:break-before="auto" style:use-optimal-row-height="false"/>
    </style:style>
    <style:style style:name="ro79" style:family="table-row">
      <style:table-row-properties style:row-height="1.0256in" fo:break-before="auto" style:use-optimal-row-height="false"/>
    </style:style>
    <style:style style:name="ro80" style:family="table-row">
      <style:table-row-properties style:row-height="1.078in" fo:break-before="auto" style:use-optimal-row-height="false"/>
    </style:style>
    <style:style style:name="ro81" style:family="table-row">
      <style:table-row-properties style:row-height="1.3161in" fo:break-before="auto" style:use-optimal-row-height="false"/>
    </style:style>
    <style:style style:name="ro82" style:family="table-row">
      <style:table-row-properties style:row-height="0.9118in" fo:break-before="auto" style:use-optimal-row-height="false"/>
    </style:style>
    <style:style style:name="ro83" style:family="table-row">
      <style:table-row-properties style:row-height="0.9535in" fo:break-before="auto" style:use-optimal-row-height="false"/>
    </style:style>
    <style:style style:name="ro84" style:family="table-row">
      <style:table-row-properties style:row-height="0.7354in" fo:break-before="auto" style:use-optimal-row-height="false"/>
    </style:style>
    <style:style style:name="ro85" style:family="table-row">
      <style:table-row-properties style:row-height="1.202in" fo:break-before="auto" style:use-optimal-row-height="false"/>
    </style:style>
    <style:style style:name="ro86" style:family="table-row">
      <style:table-row-properties style:row-height="1.1811in" fo:break-before="auto" style:use-optimal-row-height="false"/>
    </style:style>
    <style:style style:name="ro89" style:family="table-row">
      <style:table-row-properties style:row-height="1.0571in" fo:break-before="auto" style:use-optimal-row-height="false"/>
    </style:style>
    <style:style style:name="ro90" style:family="table-row">
      <style:table-row-properties style:row-height="1.2744in" fo:break-before="auto" style:use-optimal-row-height="false"/>
    </style:style>
    <style:style style:name="ro91" style:family="table-row">
      <style:table-row-properties style:row-height="0.6528in" fo:break-before="auto" style:use-optimal-row-height="false"/>
    </style:style>
    <style:style style:name="ro92" style:family="table-row">
      <style:table-row-properties style:row-height="0.8189in" fo:break-before="auto" style:use-optimal-row-height="false"/>
    </style:style>
    <style:style style:name="ro93" style:family="table-row">
      <style:table-row-properties style:row-height="1.2437in" fo:break-before="auto" style:use-optimal-row-height="false"/>
    </style:style>
    <style:style style:name="ro94" style:family="table-row">
      <style:table-row-properties style:row-height="0.9327in" fo:break-before="auto" style:use-optimal-row-height="false"/>
    </style:style>
    <style:style style:name="ro95" style:family="table-row">
      <style:table-row-properties style:row-height="2.8189in" fo:break-before="auto" style:use-optimal-row-height="true"/>
    </style:style>
    <style:style style:name="ro96" style:family="table-row">
      <style:table-row-properties style:row-height="1.0984in" fo:break-before="auto" style:use-optimal-row-height="false"/>
    </style:style>
    <style:style style:name="ro97" style:family="table-row">
      <style:table-row-properties style:row-height="1.067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2" style:family="table-cell" style:parent-style-name="Default">
      <style:table-cell-properties fo:wrap-option="wrap" style:vertical-align="top"/>
      <style:text-properties fo:font-size="10pt"/>
    </style:style>
    <style:style style:name="ce223" style:family="table-cell" style:parent-style-name="Default">
      <style:table-cell-properties fo:wrap-option="wrap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6" style:family="table-cell" style:parent-style-name="Default">
      <style:table-cell-properties fo:wrap-option="wrap"/>
      <style:text-properties fo:font-size="10pt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8" style:family="table-cell" style:parent-style-name="Default">
      <style:table-cell-properties fo:background-color="#e6e6ff" fo:wrap-option="wrap" fo:border="0.0008in solid #000000"/>
    </style:style>
    <style:style style:name="ce2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2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ext-properties style:font-name="Arial3" fo:font-size="10pt" fo:font-weight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92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206" style:family="table-cell" style:parent-style-name="Default">
      <style:text-properties style:font-name="Arial3" fo:font-size="10pt" fo:font-weight="bold" style:font-name-asian="Arial" style:font-size-asian="10pt"/>
    </style:style>
    <style:style style:name="ce207" style:family="table-cell" style:parent-style-name="Default">
      <style:text-properties fo:font-weight="bold"/>
    </style:style>
    <style:style style:name="ce208" style:family="table-cell" style:parent-style-name="Default">
      <style:table-cell-properties style:vertical-align="top"/>
      <style:text-properties style:font-name="Arial3" fo:font-size="10pt" fo:font-weight="bold"/>
    </style:style>
    <style:style style:name="ce20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210" style:family="table-cell" style:parent-style-name="Default">
      <style:table-cell-properties style:vertical-align="top"/>
      <style:text-properties fo:font-weight="bold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3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0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4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48" style:family="table-cell" style:parent-style-name="Default">
      <style:text-properties fo:font-size="10pt"/>
    </style:style>
    <style:style style:name="ce249" style:family="table-cell" style:parent-style-name="Default">
      <style:text-properties style:font-name="Arial3" fo:font-size="10pt" fo:font-weight="normal" style:font-name-asian="Arial" style:font-size-asian="10pt"/>
    </style:style>
    <style:style style:name="ce250" style:family="table-cell" style:parent-style-name="Default">
      <style:text-properties style:font-name="Arial3" fo:font-size="10pt" fo:font-weight="bold"/>
    </style:style>
    <style:style style:name="ce25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style:font-size-asian="10pt" style:font-size-complex="10pt"/>
    </style:style>
    <style:style style:name="T5" style:family="text">
      <style:text-properties style:font-name="Arial1" style:font-name-asian="ＭＳ Ｐゴシック" style:font-name-complex="Arial1"/>
    </style:style>
    <style:style style:name="T9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1" style:family="text">
      <style:text-properties style:font-name="Arial1" style:font-name-asian="ＭＳ Ｐゴシック" style:font-size-asian="11pt" style:font-name-complex="Arial1" style:font-size-complex="11pt"/>
    </style:style>
    <style:style style:name="T12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6" style:family="text">
      <style:text-properties style:font-name="Arial3" style:font-name-asian="Tahoma1" style:font-name-complex="Arial1"/>
    </style:style>
    <style:style style:name="T17" style:family="text">
      <style:text-properties fo:font-weight="bold"/>
    </style:style>
    <style:style style:name="T18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5" table:number-columns-repeated="249" table:default-cell-style-name="Default"/>
        <table:table-row table:style-name="ro14">
          <table:table-cell table:style-name="ce63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7"/>
          <table:table-cell table:style-name="ce73"/>
          <table:table-cell table:style-name="ce103"/>
          <table:table-cell table:style-name="ce63" table:number-columns-repeated="251"/>
          <table:table-cell/>
        </table:table-row>
        <table:table-row table:style-name="ro14" table:number-rows-repeated="4">
          <table:table-cell table:style-name="ce64"/>
          <table:table-cell table:number-columns-repeated="2"/>
          <table: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29">
          <table:table-cell table:style-name="ce64"/>
          <table:table-cell table:style-name="ce68" office:value-type="string">
            <text:p>PLF 3.0 User Stories</text:p>
          </table:table-cell>
          <table:table-cell table:style-name="ce74"/>
          <table: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 office:value-type="string">
            <text:p>Version:</text:p>
          </table:table-cell>
          <table:table-cell table:style-name="ce76" office:value-type="string">
            <text:p>3.0</text:p>
          </table:table-cell>
          <table: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 office:value-type="string">
            <text:p>Issue date:</text:p>
          </table:table-cell>
          <table:table-cell table:style-name="ce77"/>
          <table: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 office:value-type="string">
            <text:p>Project Name:</text:p>
          </table:table-cell>
          <table:table-cell table:style-name="ce78" office:value-type="string" table:number-columns-spanned="2" table:number-rows-spanned="1">
            <text:p>Platform 3.0</text:p>
          </table:table-cell>
          <table:covered-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 office:value-type="string">
            <text:p>Project Code:</text:p>
          </table:table-cell>
          <table:table-cell table:style-name="ce79" office:value-type="string">
            <text:p>PLF</text:p>
          </table:table-cell>
          <table: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 office:value-type="string">
            <text:p>Total Cases:</text:p>
          </table:table-cell>
          <table:table-cell table:style-name="ce80" table:formula="of:=[Summary_Report.F31]" office:value-type="float" office:value="28">
            <text:p>28</text:p>
          </table:table-cell>
          <table:table-cell table:style-name="ce104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 office:value-type="string">
            <text:p>Test Status</text:p>
          </table:table-cell>
          <table:table-cell table:style-name="ce97" office:value-type="string">
            <text:p>Passed</text:p>
          </table:table-cell>
          <table:table-cell table:style-name="ce105" office:value-type="string" table:number-columns-spanned="2" table:number-rows-spanned="1">
            <text:p><text:s/>Test is OK</text:p>
          </table:table-cell>
          <table:covered-table-cell table:style-name="ce64"/>
          <table:table-cell table:style-name="ce64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/>
          <table:table-cell table:style-name="ce97" office:value-type="string">
            <text:p>Blocked</text:p>
          </table:table-cell>
          <table:table-cell table:style-name="ce108" office:value-type="string" table:number-columns-spanned="2" table:number-rows-spanned="1">
            <text:p>Could not run the test (another bug is blocking)</text:p>
          </table:table-cell>
          <table:covered-table-cell table:style-name="ce64"/>
          <table:table-cell table:style-name="ce64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style-name="ce69"/>
          <table:table-cell table:style-name="ce97" office:value-type="string">
            <text:p>Failed</text:p>
          </table:table-cell>
          <table:table-cell table:style-name="ce109" office:value-type="string" table:number-columns-spanned="2" table:number-rows-spanned="1">
            <text:p>Test failed, a bug is entered on it (please add the bug ID)</text:p>
          </table:table-cell>
          <table:covered-table-cell table:style-name="ce64"/>
          <table:table-cell table:style-name="ce64"/>
          <table:table-cell table:style-name="ce63" table:number-columns-repeated="249"/>
          <table:table-cell/>
        </table:table-row>
        <table:table-row table:style-name="ro14">
          <table:table-cell table:style-name="ce65"/>
          <table:table-cell table:style-name="ce69"/>
          <table:table-cell table:style-name="ce97" office:value-type="string">
            <text:p>N/A</text:p>
          </table:table-cell>
          <table:table-cell table:style-name="ce109" office:value-type="string">
            <text:p>Test is not possible to run on this version </text:p>
          </table:table-cell>
          <table:table-cell table:number-columns-repeated="4"/>
          <table:table-cell table:style-name="ce65" table:number-columns-repeated="247"/>
          <table:table-cell/>
        </table:table-row>
        <table:table-row table:style-name="ro14" table:number-rows-repeated="2">
          <table:table-cell table:style-name="ce65"/>
          <table:table-cell/>
          <table:table-cell table:style-name="ce98"/>
          <table:table-cell table:style-name="ce110"/>
          <table:table-cell table:number-columns-repeated="4"/>
          <table:table-cell table:style-name="ce65" table:number-columns-repeated="247"/>
          <table:table-cell/>
        </table:table-row>
        <table:table-row table:style-name="ro14">
          <table:table-cell table:style-name="ce65"/>
          <table:table-cell table:style-name="ce70" office:value-type="string">
            <text:p>Record of change:</text:p>
          </table:table-cell>
          <table:table-cell table:style-name="ce99"/>
          <table:table-cell table:style-name="ce103"/>
          <table:table-cell table:style-name="ce63" table:number-columns-repeated="3"/>
          <table:table-cell/>
          <table:table-cell table:style-name="ce65" table:number-columns-repeated="247"/>
          <table:table-cell/>
        </table:table-row>
        <table:table-row table:style-name="ro31">
          <table:table-cell table:style-name="ce66"/>
          <table:table-cell table:style-name="ce71" office:value-type="string">
            <text:p>Effective Date</text:p>
          </table:table-cell>
          <table:table-cell table:style-name="ce100" office:value-type="string">
            <text:p>Version</text:p>
          </table:table-cell>
          <table:table-cell table:style-name="ce111" office:value-type="string">
            <text:p>Change description</text:p>
          </table:table-cell>
          <table:table-cell table:style-name="ce10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/>
          <table:table-cell table:style-name="ce66" table:number-columns-repeated="247"/>
          <table:table-cell/>
        </table:table-row>
        <table:table-row table:style-name="ro32">
          <table:table-cell table:style-name="ce66"/>
          <table:table-cell table:style-name="ce72" office:value-type="string">
            <text:p>19/Aug/2010</text:p>
          </table:table-cell>
          <table:table-cell table:style-name="ce101"/>
          <table:table-cell table:style-name="ce112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9">INT_KS_ANS_01</text:span></text:p>
            <text:p><text:span text:style-name="T9">INT_KS_ANS_02</text:span></text:p>
            <text:p><text:span text:style-name="T9">BUI_WEL_01</text:span></text:p>
            <text:p><text:span text:style-name="T9">BUI_WEL_01.001</text:span></text:p>
            <text:p><text:span text:style-name="T9">BUI_WEL_01.002</text:span></text:p>
            <text:p><text:span text:style-name="T9">BUI_WEL_01.003</text:span></text:p>
            <text:p><text:span text:style-name="T9">BUI_WEL_01.004</text:span></text:p>
            <text:p><text:span text:style-name="T9">BUI_AWI_01</text:span></text:p>
            <text:p><text:span text:style-name="T9">BUI_AIW_02.001</text:span></text:p>
            <text:p><text:span text:style-name="T9">BUI_AIW_03.001</text:span></text:p>
          </table:table-cell>
          <table:table-cell table:style-name="ce120" office:value-type="string">
            <text:p>minh.nguyen</text:p>
          </table:table-cell>
          <table:table-cell table:style-name="ce121"/>
          <table:table-cell table:style-name="ce125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6" table:number-columns-repeated="247"/>
          <table:table-cell/>
        </table:table-row>
        <table:table-row table:style-name="ro33">
          <table:table-cell table:style-name="ce66"/>
          <table:table-cell table:style-name="ce72" office:value-type="string">
            <text:p>26/Nov/2010</text:p>
          </table:table-cell>
          <table:table-cell table:style-name="ce101"/>
          <table:table-cell table:style-name="ce112" office:value-type="string">
            <text:p><text:span text:style-name="T10"/></text:p>
            <text:p><text:span text:style-name="T9">SYS_SPR_01</text:span></text:p>
            <text:p><text:span text:style-name="T9">SYS_SPR_02</text:span></text:p>
            <text:p><text:span text:style-name="T9">SYS_SPR_03</text:span></text:p>
            <text:p><text:span text:style-name="T9">SYS_SPR_04</text:span></text:p>
            <text:p><text:span text:style-name="T9">SYS_SPR_05</text:span></text:p>
            <text:p><text:span text:style-name="T9">SYS_SPR_06</text:span></text:p>
          </table:table-cell>
          <table:table-cell table:style-name="ce121" office:value-type="string">
            <text:p>minh.nguyen</text:p>
          </table:table-cell>
          <table:table-cell table:style-name="ce121"/>
          <table:table-cell table:style-name="ce125" office:value-type="string">
            <text:p><text:a xlink:href="http://wiki-int.exoplatform.org/display/PLF/Platform+3.0+Acceptance">Platform 3.0 Acceptance</text:a></text:p>
          </table:table-cell>
          <table:table-cell table:style-name="ce63"/>
          <table:table-cell table:style-name="ce66" table:number-columns-repeated="247"/>
          <table:table-cell/>
        </table:table-row>
        <table:table-row table:style-name="ro20">
          <table:table-cell table:style-name="ce65"/>
          <table:table-cell table:style-name="ce72" office:value-type="string">
            <text:p>29/Nov/2010</text:p>
          </table:table-cell>
          <table:table-cell table:style-name="ce101"/>
          <table:table-cell table:style-name="ce113" office:value-type="string">
            <text:p>Update:</text:p>
            <text:p>INT_COL_CAL_01</text:p>
          </table:table-cell>
          <table:table-cell table:style-name="ce121" office:value-type="string">
            <text:p>an.nguyen</text:p>
          </table:table-cell>
          <table:table-cell table:style-name="ce121"/>
          <table:table-cell table:style-name="ce125"/>
          <table:table-cell table:style-name="ce65" table:number-columns-repeated="248"/>
          <table:table-cell/>
        </table:table-row>
        <table:table-row table:style-name="ro34">
          <table:table-cell table:style-name="ce65"/>
          <table:table-cell table:style-name="ce72" office:value-type="string">
            <text:p>03/Dec/2010</text:p>
          </table:table-cell>
          <table:table-cell table:style-name="ce101"/>
          <table:table-cell table:style-name="ce114" office:value-type="string">
            <text:p>Add new test:</text:p>
            <text:p><text:span text:style-name="T11">INT_CNT_01</text:span></text:p>
            <text:p><text:span text:style-name="T11">INT_CNT_02</text:span></text:p>
            <text:p><text:span text:style-name="T11">INT_CNT_03</text:span></text:p>
            <text:p><text:span text:style-name="T11">INT_CNT_04</text:span></text:p>
          </table:table-cell>
          <table:table-cell table:style-name="ce121" office:value-type="string">
            <text:p>minh.nguyen</text:p>
          </table:table-cell>
          <table:table-cell table:style-name="ce121"/>
          <table:table-cell table:style-name="ce126"/>
          <table:table-cell table:style-name="ce65" table:number-columns-repeated="248"/>
          <table:table-cell/>
        </table:table-row>
        <table:table-row table:style-name="ro14">
          <table:table-cell table:style-name="ce65"/>
          <table:table-cell table:style-name="ce72" office:value-type="string">
            <text:p>13/Dec/2010</text:p>
          </table:table-cell>
          <table:table-cell table:style-name="ce101"/>
          <table:table-cell table:style-name="ce115" office:value-type="string">
            <text:p>INT_CNT_05</text:p>
          </table:table-cell>
          <table:table-cell table:style-name="ce121" office:value-type="string">
            <text:p>minh.nguyen</text:p>
          </table:table-cell>
          <table:table-cell table:style-name="ce121"/>
          <table:table-cell table:style-name="ce126"/>
          <table:table-cell table:style-name="ce65" table:number-columns-repeated="248"/>
          <table:table-cell/>
        </table:table-row>
        <table:table-row table:style-name="ro20">
          <table:table-cell table:style-name="ce65"/>
          <table:table-cell table:style-name="ce72" office:value-type="string">
            <text:p>23/Dec/2010</text:p>
          </table:table-cell>
          <table:table-cell table:style-name="ce101"/>
          <table:table-cell table:style-name="ce116" office:value-type="string">
            <text:p>Update Referential Normalization for PLF base on PLF 3.0.2 feedback</text:p>
          </table:table-cell>
          <table:table-cell table:style-name="ce121" office:value-type="string">
            <text:p>Minh.nguyen</text:p>
          </table:table-cell>
          <table:table-cell table:style-name="ce121"/>
          <table:table-cell table:style-name="ce126"/>
          <table:table-cell table:style-name="ce65" table:number-columns-repeated="248"/>
          <table:table-cell/>
        </table:table-row>
        <table:table-row table:style-name="ro14">
          <table:table-cell table:style-name="ce65"/>
          <table:table-cell table:style-name="ce72"/>
          <table:table-cell table:style-name="ce101"/>
          <table:table-cell table:style-name="ce117"/>
          <table:table-cell table:style-name="ce121" table:number-columns-repeated="2"/>
          <table:table-cell table:style-name="ce127"/>
          <table:table-cell table:style-name="ce66"/>
          <table:table-cell table:style-name="ce65" table:number-columns-repeated="247"/>
          <table:table-cell/>
        </table:table-row>
        <table:table-row table:style-name="ro14">
          <table:table-cell table:style-name="ce65"/>
          <table:table-cell table:style-name="ce72"/>
          <table:table-cell table:style-name="ce101"/>
          <table:table-cell table:style-name="ce116"/>
          <table:table-cell table:style-name="ce121" table:number-columns-repeated="2"/>
          <table:table-cell table:style-name="ce126"/>
          <table:table-cell table:style-name="ce66"/>
          <table:table-cell table:style-name="ce65" table:number-columns-repeated="247"/>
          <table:table-cell/>
        </table:table-row>
        <table:table-row table:style-name="ro14">
          <table:table-cell table:style-name="ce65"/>
          <table:table-cell table:style-name="ce72"/>
          <table:table-cell table:style-name="ce101"/>
          <table:table-cell table:style-name="ce116"/>
          <table:table-cell table:style-name="ce120" table:number-columns-repeated="2"/>
          <table:table-cell table:style-name="ce126"/>
          <table:table-cell table:style-name="ce65" table:number-columns-repeated="248"/>
          <table:table-cell/>
        </table:table-row>
        <table:table-row table:style-name="ro14" table:number-rows-repeated="2">
          <table:table-cell table:style-name="ce63"/>
          <table:table-cell table:style-name="ce72"/>
          <table:table-cell table:style-name="ce101"/>
          <table:table-cell table:style-name="ce116"/>
          <table:table-cell table:style-name="ce120" table:number-columns-repeated="2"/>
          <table:table-cell table:style-name="ce126"/>
          <table:table-cell table:style-name="ce65"/>
          <table:table-cell table:style-name="ce63" table:number-columns-repeated="247"/>
          <table:table-cell/>
        </table:table-row>
        <table:table-row table:style-name="ro14">
          <table:table-cell table:style-name="ce63"/>
          <table:table-cell table:style-name="ce72"/>
          <table:table-cell table:style-name="ce101"/>
          <table:table-cell table:style-name="ce117"/>
          <table:table-cell table:style-name="ce120" table:number-columns-repeated="2"/>
          <table:table-cell table:style-name="ce126"/>
          <table:table-cell table:style-name="ce65"/>
          <table:table-cell table:style-name="ce63" table:number-columns-repeated="247"/>
          <table:table-cell/>
        </table:table-row>
        <table:table-row table:style-name="ro14" table:number-rows-repeated="2">
          <table:table-cell table:style-name="ce63"/>
          <table:table-cell table:style-name="ce72"/>
          <table:table-cell table:style-name="ce102"/>
          <table:table-cell table:style-name="ce118"/>
          <table:table-cell table:style-name="ce122" table:number-columns-repeated="2"/>
          <table:table-cell table:style-name="ce128"/>
          <table:table-cell table:style-name="ce65"/>
          <table:table-cell table:style-name="ce63" table:number-columns-repeated="247"/>
          <table:table-cell/>
        </table:table-row>
        <table:table-row table:style-name="ro14" table:number-rows-repeated="3">
          <table:table-cell table:style-name="ce63"/>
          <table:table-cell table:style-name="ce72"/>
          <table:table-cell table:style-name="ce102"/>
          <table:table-cell table:style-name="ce118"/>
          <table:table-cell table:style-name="ce122"/>
          <table:table-cell table:style-name="ce121"/>
          <table:table-cell table:style-name="ce128"/>
          <table:table-cell table:style-name="ce65"/>
          <table:table-cell table:style-name="ce63" table:number-columns-repeated="247"/>
          <table:table-cell/>
        </table:table-row>
        <table:table-row table:style-name="ro14">
          <table:table-cell table:style-name="ce63"/>
          <table:table-cell table:style-name="ce72"/>
          <table:table-cell table:style-name="ce102"/>
          <table:table-cell table:style-name="ce119"/>
          <table:table-cell table:style-name="ce122"/>
          <table:table-cell table:style-name="ce121"/>
          <table:table-cell table:style-name="ce128"/>
          <table:table-cell table:style-name="ce65"/>
          <table:table-cell table:style-name="ce63" table:number-columns-repeated="247"/>
          <table:table-cell/>
        </table:table-row>
        <table:table-row table:style-name="ro14" table:number-rows-repeated="2">
          <table:table-cell table:style-name="ce63"/>
          <table:table-cell table:style-name="ce72"/>
          <table:table-cell table:style-name="ce102"/>
          <table:table-cell table:style-name="ce118"/>
          <table:table-cell table:style-name="ce122"/>
          <table:table-cell table:style-name="ce121"/>
          <table:table-cell table:style-name="ce128"/>
          <table:table-cell/>
          <table:table-cell table:style-name="ce63" table:number-columns-repeated="247"/>
          <table:table-cell/>
        </table:table-row>
        <table:table-row table:style-name="ro35">
          <table:table-cell table:style-name="ce63"/>
          <table:table-cell table:style-name="ce72"/>
          <table:table-cell table:style-name="ce102"/>
          <table:table-cell table:style-name="ce118"/>
          <table:table-cell table:style-name="ce122"/>
          <table:table-cell table:style-name="ce121"/>
          <table:table-cell table:style-name="ce128"/>
          <table:table-cell table:style-name="ce65"/>
          <table:table-cell table:style-name="ce63" table:number-columns-repeated="247"/>
          <table:table-cell/>
        </table:table-row>
        <table:table-row table:style-name="ro36">
          <table:table-cell table:style-name="ce63"/>
          <table:table-cell table:style-name="ce72"/>
          <table:table-cell table:style-name="ce102"/>
          <table:table-cell table:style-name="ce119"/>
          <table:table-cell table:style-name="ce122"/>
          <table:table-cell table:style-name="ce121"/>
          <table:table-cell table:style-name="ce128"/>
          <table:table-cell table:style-name="ce65"/>
          <table:table-cell table:style-name="ce63" table:number-columns-repeated="247"/>
          <table:table-cell/>
        </table:table-row>
        <table:table-row table:style-name="ro14" table:number-rows-repeated="2">
          <table:table-cell table:style-name="ce63"/>
          <table:table-cell table:style-name="ce72"/>
          <table:table-cell table:style-name="ce102"/>
          <table:table-cell table:style-name="ce119"/>
          <table:table-cell table:style-name="ce122"/>
          <table:table-cell table:style-name="ce121"/>
          <table:table-cell table:style-name="ce128"/>
          <table:table-cell table:style-name="ce63" table:number-columns-repeated="248"/>
          <table:table-cell/>
        </table:table-row>
        <table:table-row table:style-name="ro37">
          <table:table-cell table:style-name="ce63"/>
          <table:table-cell table:style-name="ce72"/>
          <table:table-cell table:style-name="ce102"/>
          <table:table-cell table:style-name="ce119"/>
          <table:table-cell table:style-name="ce122"/>
          <table:table-cell table:style-name="ce121"/>
          <table:table-cell table:style-name="ce128"/>
          <table:table-cell table:style-name="ce63" table:number-columns-repeated="248"/>
          <table:table-cell/>
        </table:table-row>
        <table:table-row table:style-name="ro38">
          <table:table-cell table:style-name="ce63"/>
          <table:table-cell table:style-name="ce72"/>
          <table:table-cell table:style-name="ce102"/>
          <table:table-cell table:style-name="ce119"/>
          <table:table-cell table:style-name="ce122"/>
          <table:table-cell table:style-name="ce121"/>
          <table:table-cell table:style-name="ce128"/>
          <table:table-cell table:style-name="ce63" table:number-columns-repeated="248"/>
          <table:table-cell/>
        </table:table-row>
        <table:table-row table:style-name="ro14">
          <table:table-cell table:style-name="ce63"/>
          <table:table-cell table:style-name="ce72"/>
          <table:table-cell table:style-name="ce102"/>
          <table:table-cell table:style-name="ce119"/>
          <table:table-cell table:style-name="ce122"/>
          <table:table-cell table:style-name="ce121"/>
          <table:table-cell table:style-name="ce128"/>
          <table:table-cell table:style-name="ce63" table:number-columns-repeated="248"/>
          <table:table-cell/>
        </table:table-row>
        <table:table-row table:style-name="ro14" table:number-rows-repeated="11">
          <table:table-cell table:style-name="ce63" table:number-columns-repeated="2"/>
          <table:table-cell table:style-name="ce99"/>
          <table:table-cell table:style-name="ce103"/>
          <table:table-cell table:style-name="ce63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</text:span><text:span text:style-name="T6">User </text:span><text:span text:style-name="T6">Stories </text:span><text:span text:style-name="T6">Check </text:span><text:span text:style-name="T6">List</text:span></text:p>
            <text:p><text:span text:style-name="T8">Based on </text:span><text:span text:style-name="T8">Product built </text:span><text:span text:style-name="T8">version: PLF </text:span><text:span text:style-name="T8">3.0b2</text:span></text:p>
          </table:table-cell>
          <table:covered-table-cell table:style-name="ce89"/>
          <table:table-cell table:style-name="ce89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9" office:value-type="string">
            <text:p>Main cases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</text:p>
          </table:table-cell>
          <table:table-cell table:style-name="ce90" office:value-type="string">
            <text:p>Develop WCM Templat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USR_PLF_INT_IDE_02</text:p>
          </table:table-cell>
          <table:table-cell table:style-name="ce90" office:value-type="string">
            <text:p>Develop Gadget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91" office:value-type="string">
            <text:p>Develop REST Servic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90" office:value-type="string">
            <text:p>Shared groovy scripts librar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CON_01</text:p>
          </table:table-cell>
          <table:table-cell table:style-name="ce85" office:value-type="string">
            <text:p>Install CMIS Expert gadge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85" office:value-type="string">
            <text:p>Browse Driv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3</text:p>
          </table:table-cell>
          <table:table-cell table:style-name="ce85" office:value-type="string">
            <text:p>Follow Symlink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4</text:p>
          </table:table-cell>
          <table:table-cell table:style-name="ce85" office:value-type="string">
            <text:p>Browse Categori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5</text:p>
          </table:table-cell>
          <table:table-cell table:style-name="ce85" office:value-type="string">
            <text:p>Modify WCM template via CMI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91" office:value-type="string">
            <text:p>Share a Document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90" office:value-type="string">
            <text:p>Mail Attachments in DM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91" office:value-type="string">
            <text:p>Space Calendar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91" office:value-type="string">
            <text:p>Publish Calendar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91" office:value-type="string">
            <text:p>Space Foru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90" office:value-type="string">
            <text:p>Publish Forum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90" office:value-type="string">
            <text:p>Space Answ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90" office:value-type="string">
            <text:p>Publish Answers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90" office:value-type="string">
            <text:p>Product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AIW_01</text:p>
          </table:table-cell>
          <table:table-cell table:style-name="ce90" office:value-type="string">
            <text:p>Acme Industry Social Intranet\Intranet welcom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3" office:value-type="string">
            <text:p>USR_PLF_BUI_AIW_02</text:p>
          </table:table-cell>
          <table:table-cell table:style-name="ce91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AIW_03</text:p>
          </table:table-cell>
          <table:table-cell table:style-name="ce90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1</text:p>
          </table:table-cell>
          <table:table-cell table:style-name="ce92" office:value-type="string">
            <text:p>Activate minimal profil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2</text:p>
          </table:table-cell>
          <table:table-cell table:style-name="ce92" office:value-type="string">
            <text:p>Activate workflow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3</text:p>
          </table:table-cell>
          <table:table-cell table:style-name="ce92" office:value-type="string">
            <text:p>Activate/Deactivate socia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4</text:p>
          </table:table-cell>
          <table:table-cell table:style-name="ce92" office:value-type="string">
            <text:p>Activate/Deactivate collaboration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5</text:p>
          </table:table-cell>
          <table:table-cell table:style-name="ce92" office:value-type="string">
            <text:p>Activate/Deactivate knowled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6" office:value-type="string">
            <text:p>USR_PLF_SYS_SPR_06</text:p>
          </table:table-cell>
          <table:table-cell table:style-name="ce92" office:value-type="string">
            <text:p>Remove Sampl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/>
          <table:table-cell table:style-name="ce93"/>
          <table:table-cell table:style-name="ce96"/>
          <table:table-cell/>
        </table:table-row>
        <table:table-row table:style-name="ro14" table:number-rows-repeated="5">
          <table:table-cell table:style-name="ce88"/>
          <table:table-cell table:style-name="ce94"/>
          <table:table-cell table:style-name="ce96"/>
          <table:table-cell/>
        </table:table-row>
        <table:table-row table:style-name="ro14">
          <table:table-cell table:style-name="ce88"/>
          <table:table-cell/>
          <table:table-cell table:style-name="ce96"/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31" office:value-type="string">
            <text:p>TEST CASES</text:p>
          </table:table-cell>
          <table:table-cell table:style-name="ce141"/>
          <table:table-cell table:style-name="ce146" table:number-columns-repeated="2"/>
          <table:table-cell table:number-columns-repeated="2"/>
          <table:table-cell table:style-name="ce146"/>
          <table:table-cell table:style-name="ce198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205" table:number-columns-repeated="192"/>
          <table:table-cell table:number-columns-repeated="2"/>
        </table:table-row>
        <table:table-row table:style-name="ro15">
          <table:table-cell/>
          <table:table-cell table:style-name="ce132" table:number-columns-repeated="2"/>
          <table:table-cell table:style-name="ce146" table:number-columns-repeated="2"/>
          <table:table-cell table:number-columns-repeated="2"/>
          <table:table-cell table:style-name="ce146"/>
          <table:table-cell table:style-name="ce198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205" table:number-columns-repeated="189"/>
          <table:table-cell table:number-columns-repeated="2"/>
        </table:table-row>
        <table:table-row table:style-name="ro39">
          <table:table-cell/>
          <table:table-cell table:style-name="ce133" office:value-type="string">
            <text:p>Function List<text:span text:style-name="T7">:</text:span></text:p>
          </table:table-cell>
          <table:table-cell table:style-name="ce142" table:number-columns-spanned="3" table:number-rows-spanned="1"/>
          <table:covered-table-cell table:number-columns-repeated="2"/>
          <table:table-cell table:number-columns-repeated="2"/>
          <table:table-cell table:style-name="ce194"/>
          <table:table-cell table:style-name="ce199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205" table:number-columns-repeated="189"/>
          <table:table-cell table:number-columns-repeated="2"/>
        </table:table-row>
        <table:table-row table:style-name="ro17">
          <table:table-cell/>
          <table:table-cell table:style-name="ce133" office:value-type="string">
            <text:p>Total main cases</text:p>
          </table:table-cell>
          <table:table-cell table:style-name="ce142" table:formula="of:=MAX([.A7:.A1137])" office:value-type="float" office:value="20" table:number-columns-spanned="3" table:number-rows-spanned="1">
            <text:p>20</text:p>
          </table:table-cell>
          <table:covered-table-cell table:style-name="ce147"/>
          <table:covered-table-cell table:style-name="ce142"/>
          <table:table-cell table:number-columns-repeated="2"/>
          <table:table-cell table:style-name="ce194"/>
          <table:table-cell table:style-name="ce199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205" table:number-columns-repeated="189"/>
          <table:table-cell table:number-columns-repeated="2"/>
        </table:table-row>
        <table:table-row table:style-name="ro15">
          <table:table-cell/>
          <table:table-cell table:style-name="ce134"/>
          <table:table-cell table:style-name="ce143" table:number-columns-repeated="6"/>
          <table:table-cell table:style-name="ce200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14">
          <table:table-cell table:style-name="ce129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44" office:value-type="string">
            <text:p>Case ID</text:p>
          </table:table-cell>
          <table:table-cell table:style-name="ce144" office:value-type="string">
            <text:p>Path</text:p>
          </table:table-cell>
          <table:table-cell table:style-name="ce144" office:value-type="string">
            <text:p>Case Name</text:p>
          </table:table-cell>
          <table:table-cell table:style-name="ce144" office:value-type="string">
            <text:p>Description</text:p>
          </table:table-cell>
          <table:table-cell table:style-name="ce144" office:value-type="string">
            <text:p>Steps</text:p>
          </table:table-cell>
          <table:table-cell table:style-name="ce144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44" office:value-type="string">
            <text:p>Affect</text:p>
          </table:table-cell>
          <table:table-cell table:style-name="ce144" table:number-columns-repeated="10"/>
          <table:table-cell table:style-name="ce206" table:number-columns-repeated="188"/>
          <table:table-cell table:style-name="ce207"/>
        </table:table-row>
        <table:table-row table:style-name="ro40">
          <table:table-cell table:style-name="ce130" office:value-type="float" office:value="1">
            <text:p>001</text:p>
          </table:table-cell>
          <table:table-cell table:style-name="ce136" office:value-type="string">
            <text:p>USR_PLF_INT_IDE_01</text:p>
          </table:table-cell>
          <table:table-cell table:style-name="ce145" office:value-type="float" office:value="1">
            <text:p>001</text:p>
          </table:table-cell>
          <table:table-cell table:style-name="ce148" office:value-type="string">
            <text:p>Integration Features\IDE\Develop WCM Templates</text:p>
          </table:table-cell>
          <table:table-cell table:style-name="ce150" office:value-type="string">
            <text:p>Edit and save a WCM template</text:p>
          </table:table-cell>
          <table:table-cell table:style-name="ce93" office:value-type="string">
            <text:p>Step 1: Login</text:p>
          </table:table-cell>
          <table:table-cell table:style-name="ce191" office:value-type="string">
            <text:p>- Login to the acme website as a user with developer role (user in developers &amp; administrators group)</text:p>
          </table:table-cell>
          <table:table-cell table:style-name="ce15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Edit and save a WCM template</text:p>
          </table:table-cell>
          <table:table-cell table:style-name="ce93" office:value-type="string">
            <text:p>Step 2: Show IDE page</text:p>
          </table:table-cell>
          <table:table-cell table:style-name="ce191" office:value-type="string">
            <text:p>- Go to Group --&gt; Developer's page → IDE</text:p>
          </table:table-cell>
          <table:table-cell table:style-name="ce151" office:value-type="string">
            <text:p>Page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Edit and save a WCM template</text:p>
          </table:table-cell>
          <table:table-cell table:style-name="ce93" office:value-type="string">
            <text:p>Step 3: Select workspace</text:p>
          </table:table-cell>
          <table:table-cell table:style-name="ce191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51" office:value-type="string">
            <text:p>Dms-system workspace &amp; its nodes are listed in left pan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Edit and save a WCM template</text:p>
          </table:table-cell>
          <table:table-cell table:style-name="ce93" office:value-type="string">
            <text:p>Step 4: Open file</text:p>
          </table:table-cell>
          <table:table-cell table:style-name="ce191" office:value-type="string">
            <text:p>In the left tree I browse and open : /exo:ecm/views/templates/Content List Viewer/list/OneColumnCLVTemplate.gtmpl</text:p>
          </table:table-cell>
          <table:table-cell table:style-name="ce151" office:value-type="string">
            <text:p>The file is open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Edit and save a WCM template</text:p>
          </table:table-cell>
          <table:table-cell table:style-name="ce93" office:value-type="string">
            <text:p>Step 5: Change file content</text:p>
          </table:table-cell>
          <table:table-cell table:style-name="ce191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51" office:value-type="string">
            <text:p>Change is sav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Edit and save a WCM template</text:p>
          </table:table-cell>
          <table:table-cell table:style-name="ce93" office:value-type="string">
            <text:p>Step 6: Check the change</text:p>
          </table:table-cell>
          <table:table-cell table:style-name="ce191" office:value-type="string">
            <text:p>- Go to Home page of acme site</text:p>
          </table:table-cell>
          <table:table-cell table:style-name="ce191" office:value-type="string">
            <text:p>Change of the template is affected in Latest News (Latest News eXo)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7" office:value-type="string">
            <text:p>USR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50" office:value-type="string">
            <text:p>Add a new WCM template</text:p>
          </table:table-cell>
          <table:table-cell table:style-name="ce93" office:value-type="string">
            <text:p>Step 1: Login</text:p>
          </table:table-cell>
          <table:table-cell table:style-name="ce191" office:value-type="string">
            <text:p>Login to the acme website as a user with developer role (user in developers &amp; administrators group)</text:p>
          </table:table-cell>
          <table:table-cell table:style-name="ce19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2: Show IDE page</text:p>
          </table:table-cell>
          <table:table-cell table:style-name="ce191" office:value-type="string">
            <text:p>In toolbar I click on My Spaces &gt; Developers &gt; IDE</text:p>
          </table:table-cell>
          <table:table-cell table:style-name="ce191" office:value-type="string">
            <text:p>IDE page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3: Select workspace</text:p>
          </table:table-cell>
          <table:table-cell table:style-name="ce191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91" office:value-type="string">
            <text:p>Dms-system workspace &amp; its nodes are listed in left pan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4: Show add new template form</text:p>
          </table:table-cell>
          <table:table-cell table:style-name="ce191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91" office:value-type="string">
            <text:p>A blank .gtmpl file is open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2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5: Add new template</text:p>
          </table:table-cell>
          <table:table-cell table:style-name="ce191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91" office:value-type="string">
            <text:p>New file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6: Show edit page by wizard</text:p>
          </table:table-cell>
          <table:table-cell table:style-name="ce191" office:value-type="string">
            <text:p>- Go to acme site Home page</text:p>
            <text:p>- Go to Site Editor → Edit page</text:p>
          </table:table-cell>
          <table:table-cell table:style-name="ce191" office:value-type="string">
            <text:p>Edit page wizard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7: Add portlet into page</text:p>
          </table:table-cell>
          <table:table-cell table:style-name="ce191" office:value-type="string">
            <text:p>Drag &amp; drop Content List portlet to the bottom of the page</text:p>
          </table:table-cell>
          <table:table-cell table:style-name="ce191" office:value-type="string">
            <text:p>The portlet is added into pag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8: Show form to edit portlet</text:p>
          </table:table-cell>
          <table:table-cell table:style-name="ce191" office:value-type="string">
            <text:p>Click edit portlet icon (Content List)</text:p>
          </table:table-cell>
          <table:table-cell table:style-name="ce191" office:value-type="string">
            <text:p>Content List config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3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9: Select properties for portlet</text:p>
          </table:table-cell>
          <table:table-cell table:style-name="ce191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91" office:value-type="string">
            <text:p>Chang on portlet is sav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79" office:value-type="string">
            <text:p>Add a new WCM template</text:p>
          </table:table-cell>
          <table:table-cell table:style-name="ce93" office:value-type="string">
            <text:p>Step 10: Check after config portlet</text:p>
          </table:table-cell>
          <table:table-cell table:style-name="ce191" office:value-type="string">
            <text:p>- Click Save editing page</text:p>
          </table:table-cell>
          <table:table-cell table:style-name="ce191" office:value-type="string">
            <text:p>- Back to Home page</text:p>
            <text:p>- There's portlet with text Hello from eXo ID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36" office:value-type="string">
            <text:p>USR_PLF_INT_IDE_02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IDE\Develop Gadgets</text:p>
          </table:table-cell>
          <table:table-cell table:style-name="ce150" office:value-type="string">
            <text:p>Try create simple gadget and deploy it</text:p>
          </table:table-cell>
          <table:table-cell table:style-name="ce93" office:value-type="string">
            <text:p>Step 1: Login</text:p>
          </table:table-cell>
          <table:table-cell table:style-name="ce191" office:value-type="string">
            <text:p>- Login to the acme website as a user with developer role (user in developers)</text:p>
          </table:table-cell>
          <table:table-cell table:style-name="ce15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79" office:value-type="string">
            <text:p>Try create simple gadget and deploy it</text:p>
          </table:table-cell>
          <table:table-cell table:style-name="ce93" office:value-type="string">
            <text:p>Step 2: Show IDE page</text:p>
          </table:table-cell>
          <table:table-cell table:style-name="ce191" office:value-type="string">
            <text:p>- Go to My Spaces --&gt; Developer's page → IDE</text:p>
          </table:table-cell>
          <table:table-cell table:style-name="ce151" office:value-type="string">
            <text:p>Page is shown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79" office:value-type="string">
            <text:p>Try create simple gadget and deploy it</text:p>
          </table:table-cell>
          <table:table-cell table:style-name="ce93" office:value-type="string">
            <text:p>Step 3: Select workspace</text:p>
          </table:table-cell>
          <table:table-cell table:style-name="ce19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51" office:value-type="string">
            <text:p>Dev-monit workspace &amp; its nodes are listed in left pane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79" office:value-type="string">
            <text:p>Try create simple gadget and deploy it</text:p>
          </table:table-cell>
          <table:table-cell table:style-name="ce93" office:value-type="string">
            <text:p>Step 4: Add gadget</text:p>
          </table:table-cell>
          <table:table-cell table:style-name="ce191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95" office:value-type="string">
            <text:p>New "HelloWorld_gadget.xml" file is add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79" office:value-type="string">
            <text:p>Try create simple gadget and deploy it</text:p>
          </table:table-cell>
          <table:table-cell table:style-name="ce93" office:value-type="string">
            <text:p>Step 5: Preview added gadget</text:p>
          </table:table-cell>
          <table:table-cell table:style-name="ce191" office:value-type="string">
            <text:p><text:span text:style-name="T12">In the IDE portlet:</text:span></text:p>
            <text:p><text:span text:style-name="T12">- Click Run → Show Preview</text:span></text:p>
          </table:table-cell>
          <table:table-cell table:style-name="ce191" office:value-type="string">
            <text:p>Hello, world! <text:s/>Is displayed in Gadget Preview tab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79" office:value-type="string">
            <text:p>Try create simple gadget and deploy it</text:p>
          </table:table-cell>
          <table:table-cell table:style-name="ce93" office:value-type="string">
            <text:p>Step 6: Deploy gadget</text:p>
          </table:table-cell>
          <table:table-cell table:style-name="ce191" office:value-type="string">
            <text:p><text:span text:style-name="T12">In the IDE portlet:</text:span></text:p>
            <text:p><text:span text:style-name="T12">- Click Run → Deploy gadget to Gatein</text:span></text:p>
          </table:table-cell>
          <table:table-cell table:style-name="ce195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79" office:value-type="string">
            <text:p>Try create simple gadget and deploy it</text:p>
          </table:table-cell>
          <table:table-cell table:style-name="ce93" office:value-type="string">
            <text:p>Step 7: Check added gadget in Gate In</text:p>
          </table:table-cell>
          <table:table-cell table:style-name="ce151" office:value-type="string">
            <text:p>- Go to My Spaces -&gt; Administration -&gt; Application Registry</text:p>
            <text:p>- Select Gadget category</text:p>
          </table:table-cell>
          <table:table-cell table:style-name="ce151" office:value-type="string">
            <text:p>There's "Hello, World!" in gadget list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37" office:value-type="string">
            <text:p>USR_PLF_INT_IDE_03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IDE\Develop REST Services</text:p>
          </table:table-cell>
          <table:table-cell table:style-name="ce180" office:value-type="string">
            <text:p>Try create simple REST Service and deploy it</text:p>
          </table:table-cell>
          <table:table-cell table:style-name="ce93" office:value-type="string">
            <text:p>Step 1: Login</text:p>
          </table:table-cell>
          <table:table-cell table:style-name="ce191" office:value-type="string">
            <text:p>- Login to the acme website as a user with developer role (user in developers)</text:p>
          </table:table-cell>
          <table:table-cell table:style-name="ce15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2: Show IDE page</text:p>
          </table:table-cell>
          <table:table-cell table:style-name="ce191" office:value-type="string">
            <text:p>- Go to Group --&gt; Developer's page → IDE</text:p>
          </table:table-cell>
          <table:table-cell table:style-name="ce151" office:value-type="string">
            <text:p>Page is shown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3: Select workspace</text:p>
          </table:table-cell>
          <table:table-cell table:style-name="ce19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51" office:value-type="string">
            <text:p>Dev-monit workspace &amp; its nodes are listed in left pane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4: Open new groovy file to add new rest service</text:p>
          </table:table-cell>
          <table:table-cell table:style-name="ce191" office:value-type="string">
            <text:p>In the IDE portlet:</text:p>
            <text:p>- Goto File -&gt; New -&gt; REST Service</text:p>
          </table:table-cell>
          <table:table-cell table:style-name="ce151" office:value-type="string">
            <text:p>1 groovy file is open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5: Save file</text:p>
          </table:table-cell>
          <table:table-cell table:style-name="ce191" office:value-type="string">
            <text:p><text:span text:style-name="T12">- Change content with the path: <text:s/>@Path("/my-service")</text:span></text:p>
            <text:p><text:span text:style-name="T12">- Goto File -&gt; Save As</text:span></text:p>
            <text:p><text:span text:style-name="T12">- Click OK to save the file</text:span></text:p>
          </table:table-cell>
          <table:table-cell table:style-name="ce151" office:value-type="string">
            <text:p>1 groovy file is added &amp; listed in left pane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6: Deploy</text:p>
          </table:table-cell>
          <table:table-cell table:style-name="ce151" office:value-type="string">
            <text:p>- Go to Run -&gt; Deploy</text:p>
          </table:table-cell>
          <table:table-cell table:style-name="ce191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7: Show Launch REST Service form</text:p>
          </table:table-cell>
          <table:table-cell table:style-name="ce151" office:value-type="string">
            <text:p>- Run -&gt; Launch REST Service</text:p>
          </table:table-cell>
          <table:table-cell table:style-name="ce191" office:value-type="string">
            <text:p>Launch REST Service form is shown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79" office:value-type="string">
            <text:p>Try create simple REST Service and deploy it</text:p>
          </table:table-cell>
          <table:table-cell table:style-name="ce93" office:value-type="string">
            <text:p>Step 8: Send</text:p>
          </table:table-cell>
          <table:table-cell table:style-name="ce151" office:value-type="string">
            <text:p>- In opened window push "Send" button</text:p>
          </table:table-cell>
          <table:table-cell table:style-name="ce191" office:value-type="string">
            <text:p><text:span text:style-name="T14">- Check the service result work in IDE 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37" office:value-type="string">
            <text:p>USR_PLF_INT_IDE_04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IDE\Share groovy scripts</text:p>
          </table:table-cell>
          <table:table-cell table:style-name="ce148" office:value-type="string">
            <text:p>Shared groovy scripts library</text:p>
          </table:table-cell>
          <table:table-cell table:style-name="ce93" office:value-type="string">
            <text:p>Step 1: Login</text:p>
          </table:table-cell>
          <table:table-cell table:style-name="ce151" office:value-type="string">
            <text:p>Login to the acme website as a user with developer role (user in developers &amp; administrators group)</text:p>
          </table:table-cell>
          <table:table-cell table:style-name="ce19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2: Show IDE page</text:p>
          </table:table-cell>
          <table:table-cell table:style-name="ce151" office:value-type="string">
            <text:p>Click on Group -&gt; Developers -&gt; IDE</text:p>
          </table:table-cell>
          <table:table-cell table:style-name="ce191" office:value-type="string">
            <text:p>- IDE page is shown</text:p>
            <text:p>- Currently dev-monit workspace is being select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3: Show add new groovy script form</text:p>
          </table:table-cell>
          <table:table-cell table:style-name="ce151" office:value-type="string">
            <text:p>Goto File -&gt; New -&gt; Groovy Script</text:p>
          </table:table-cell>
          <table:table-cell table:style-name="ce191" office:value-type="string">
            <text:p>A blank .groovy file is open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4: Save file</text:p>
          </table:table-cell>
          <table:table-cell table:style-name="ce15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91" office:value-type="string">
            <text:p>File is sav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5: Validate file</text:p>
          </table:table-cell>
          <table:table-cell table:style-name="ce151" office:value-type="string">
            <text:p>- Go to Run --&gt; Validate</text:p>
          </table:table-cell>
          <table:table-cell table:style-name="ce191" office:value-type="string">
            <text:p>Out put: [INFO] file_dep1.groovy validated successfully.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6: Show add new rest service form</text:p>
          </table:table-cell>
          <table:table-cell table:style-name="ce151" office:value-type="string">
            <text:p>Goto File -&gt; New -&gt; REST Service</text:p>
          </table:table-cell>
          <table:table-cell table:style-name="ce191" office:value-type="string">
            <text:p>Another groovy file is opened with default content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5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7: Save file</text:p>
          </table:table-cell>
          <table:table-cell table:style-name="ce15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88" office:value-type="string">
            <text:p>MySharedGroovyTest.groovy is sav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5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8: Deploy</text:p>
          </table:table-cell>
          <table:table-cell table:style-name="ce93" office:value-type="string">
            <text:p>Run -&gt; Deploy</text:p>
          </table:table-cell>
          <table:table-cell table:style-name="ce191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5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9: Launch</text:p>
          </table:table-cell>
          <table:table-cell table:style-name="ce151" office:value-type="string">
            <text:p>Run -&gt; Launch REST Service</text:p>
          </table:table-cell>
          <table:table-cell table:style-name="ce191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37" office:value-type="string">
            <text:p>USR_PLF_INT_CON_01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ontent\Browse WCM via CMIS\Install CMIS Expert gadget</text:p>
          </table:table-cell>
          <table:table-cell table:style-name="ce148" office:value-type="string">
            <text:p>Install CMIS Expert gadget</text:p>
          </table:table-cell>
          <table:table-cell table:style-name="ce93" office:value-type="string">
            <text:p>Step 1: Open form to add gadget</text:p>
          </table:table-cell>
          <table:table-cell table:style-name="ce151" office:value-type="string">
            <text:p>- Login by admin</text:p>
            <text:p>- Go to My Spaces -&gt;Portal Administration -&gt; Application Registry</text:p>
          </table:table-cell>
          <table:table-cell table:style-name="ce191" office:value-type="string">
            <text:p>Application registry form is shown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2: Add gadget</text:p>
          </table:table-cell>
          <table:table-cell table:style-name="ce15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91" office:value-type="string">
            <text:p>New Gadget is add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3: Add the gadget to Gadgets category</text:p>
          </table:table-cell>
          <table:table-cell table:style-name="ce151" office:value-type="string">
            <text:p>- Click on "Click here to add into categories" and enable checkbox <text:span text:style-name="T13">Gadgets</text:span></text:p>
          </table:table-cell>
          <table:table-cell table:style-name="ce191" office:value-type="string">
            <text:p>Add gadget into category is done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4: Import application</text:p>
          </table:table-cell>
          <table:table-cell table:style-name="ce151" office:value-type="string">
            <text:p>- Go to Categories and do Import Applications</text:p>
          </table:table-cell>
          <table:table-cell table:style-name="ce191" office:value-type="string">
            <text:p>Applications are imported &amp; listed in left pane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5: Add page with CMIS</text:p>
          </table:table-cell>
          <table:table-cell table:style-name="ce15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91" office:value-type="string">
            <text:p>New page with CMIS is added &amp; well display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137" office:value-type="string">
            <text:p>USR_PLF_INT_CON_02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ontent\Browse Drives</text:p>
          </table:table-cell>
          <table:table-cell table:style-name="ce148" office:value-type="string">
            <text:p>Browse Drives</text:p>
          </table:table-cell>
          <table:table-cell table:style-name="ce93" office:value-type="string">
            <text:p>Step 1: Login</text:p>
          </table:table-cell>
          <table:table-cell table:style-name="ce151" office:value-type="string">
            <text:p>- Login as an user in developer group</text:p>
            <text:p>- Go to My Spaces -&gt; Developers -&gt; CMISexpert</text:p>
          </table:table-cell>
          <table:table-cell table:style-name="ce191" office:value-type="string">
            <text:p>CMISexpert page is shown properly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2: Check if repositories match existing drives</text:p>
          </table:table-cell>
          <table:table-cell table:style-name="ce151" office:value-type="string">
            <text:p>Navigate through Repositories in left tree panel</text:p>
          </table:table-cell>
          <table:table-cell table:style-name="ce191" office:value-type="string">
            <text:p>Each repository it's a Drive in WCM terms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3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3: Check content inside CMISexpert &amp; Content Explorer</text:p>
          </table:table-cell>
          <table:table-cell table:style-name="ce15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91" office:value-type="string">
            <text:p>Content in CMISexpert and Content Explorer are the same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37" office:value-type="string">
            <text:p>USR_PLF_INT_CON_03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ontent\Follow Symlinks</text:p>
          </table:table-cell>
          <table:table-cell table:style-name="ce148" office:value-type="string">
            <text:p>Follow Symlinks</text:p>
          </table:table-cell>
          <table:table-cell table:style-name="ce93" office:value-type="string">
            <text:p>Step 1: Login</text:p>
          </table:table-cell>
          <table:table-cell table:style-name="ce151" office:value-type="string">
            <text:p>- Login as an user in developer group</text:p>
          </table:table-cell>
          <table:table-cell table:style-name="ce19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USR_PLF_INT_CON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2: Upload file</text:p>
          </table:table-cell>
          <table:table-cell table:style-name="ce15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91" office:value-type="string">
            <text:p>File is upload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USR_PLF_INT_CON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3: Check uploaded file in CMIS</text:p>
          </table:table-cell>
          <table:table-cell table:style-name="ce15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88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USR_PLF_INT_CON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4: Check content of uploaded file &amp; its symlink</text:p>
          </table:table-cell>
          <table:table-cell table:style-name="ce151" office:value-type="string">
            <text:p>- Browse /acme/web contents then folder to current date</text:p>
            <text:p>- Select uploaded file</text:p>
          </table:table-cell>
          <table:table-cell table:style-name="ce188" office:value-type="string">
            <text:p>This file &amp; the symlink at step 3 has the same content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37" office:value-type="string">
            <text:p>USR_PLF_INT_CON_04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ontent\Browse Categories</text:p>
          </table:table-cell>
          <table:table-cell table:style-name="ce148" office:value-type="string">
            <text:p>Browse Categories</text:p>
          </table:table-cell>
          <table:table-cell table:style-name="ce93" office:value-type="string">
            <text:p>Step 1: Login</text:p>
          </table:table-cell>
          <table:table-cell table:style-name="ce151" office:value-type="string">
            <text:p>- Login as an user in developer group</text:p>
          </table:table-cell>
          <table:table-cell table:style-name="ce191" office:value-type="string">
            <text:p>Login successfully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2: Upload file</text:p>
          </table:table-cell>
          <table:table-cell table:style-name="ce15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88" office:value-type="string">
            <text:p>File is upload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3: Upload file</text:p>
          </table:table-cell>
          <table:table-cell table:style-name="ce151" office:value-type="string">
            <text:p>- In Content Explorer go to folder /acme/documents</text:p>
            <text:p>- Upload any file (e.g. document.txt) to documents</text:p>
          </table:table-cell>
          <table:table-cell table:style-name="ce188" office:value-type="string">
            <text:p>File is upload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52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4: Change category</text:p>
          </table:table-cell>
          <table:table-cell table:style-name="ce188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88" office:value-type="string">
            <text:p>Selected categories are listed in Referenced categories tab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5: Check in CMIS</text:p>
          </table:table-cell>
          <table:table-cell table:style-name="ce188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88" office:value-type="string">
            <text:p>There're 2 uploaded files at step 2 &amp; 3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6: Check listing file</text:p>
          </table:table-cell>
          <table:table-cell table:style-name="ce188" office:value-type="string">
            <text:p>- Go to folder /acme/categories/acme/Special Offers</text:p>
          </table:table-cell>
          <table:table-cell table:style-name="ce188" office:value-type="string">
            <text:p>There's only uploaded file at step 3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7: Check if first uploaded file stored in /acme/web contents/</text:p>
          </table:table-cell>
          <table:table-cell table:style-name="ce188" office:value-type="string">
            <text:p>Browse /acme/web contents/</text:p>
          </table:table-cell>
          <table:table-cell table:style-name="ce188" office:value-type="string">
            <text:p>There's uploaded file at step 2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8: Check if the second uploaded file stored in /acme/documents</text:p>
          </table:table-cell>
          <table:table-cell table:style-name="ce188" office:value-type="string">
            <text:p>Browse /acme/documents</text:p>
          </table:table-cell>
          <table:table-cell table:style-name="ce188" office:value-type="string">
            <text:p>There's uploaded file at step 3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137" office:value-type="string">
            <text:p>USR_PLF_INT_CON_05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ontent\Modify template</text:p>
          </table:table-cell>
          <table:table-cell table:style-name="ce148" office:value-type="string">
            <text:p>Modify WCM template via CMIS</text:p>
          </table:table-cell>
          <table:table-cell table:style-name="ce93" office:value-type="string">
            <text:p>Step 1: Go to CMISexpert page</text:p>
          </table:table-cell>
          <table:table-cell table:style-name="ce188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88" office:value-type="string">
            <text:p>CMISexpert page is shown properly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2: Select node</text:p>
          </table:table-cell>
          <table:table-cell table:style-name="ce188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88" office:value-type="string">
            <text:p>Sub nodes of “list” are list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3: Download file</text:p>
          </table:table-cell>
          <table:table-cell table:style-name="ce188" office:value-type="string">
            <text:p>Double click on OneColumnCLVTemplate.gtmpl and save to local (e.g: exo-working folder)</text:p>
          </table:table-cell>
          <table:table-cell table:style-name="ce188" office:value-type="string">
            <text:p>File is download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53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4: Modify template</text:p>
          </table:table-cell>
          <table:table-cell table:style-name="ce188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88" office:value-type="string">
            <text:p>File is chang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5: Open the template</text:p>
          </table:table-cell>
          <table:table-cell table:style-name="ce9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88" office:value-type="string">
            <text:p>Template is opened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6: View node properties</text:p>
          </table:table-cell>
          <table:table-cell table:style-name="ce9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88" office:value-type="string">
            <text:p>Properties Management form is shown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5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7: Upload modified local file</text:p>
          </table:table-cell>
          <table:table-cell table:style-name="ce9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88" office:value-type="string">
            <text:p>Command is done</text:p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8: Check change applied from the local file</text:p>
          </table:table-cell>
          <table:table-cell table:style-name="ce188" office:value-type="string">
            <text:p>- Go to the home page of Acme</text:p>
          </table:table-cell>
          <table:table-cell table:style-name="ce188" office:value-type="string">
            <text:p>There's link to eXo site on portlet header (Latest News on the right)</text:p>
            <text:p/>
          </table:table-cell>
          <table:table-cell table:style-name="ce201" office:value-type="string">
            <text:p>High</text:p>
          </table:table-cell>
          <table:table-cell table:style-name="ce202" office:value-type="string">
            <text:p>N/A in IE</text:p>
          </table:table-cell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137" office:value-type="string">
            <text:p>USR_PLF_INT_SOC_01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SOC\Share a Document in Stream</text:p>
          </table:table-cell>
          <table:table-cell table:style-name="ce150" office:value-type="string">
            <text:p>Attach a DMS Document link to status update</text:p>
          </table:table-cell>
          <table:table-cell table:style-name="ce93" office:value-type="string">
            <text:p>Step 1: Create DMS document</text:p>
          </table:table-cell>
          <table:table-cell table:style-name="ce15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51" office:value-type="string">
            <text:p>File is uploaded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7" office:value-type="string">
            <text:p>USR_PLF_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79" office:value-type="string">
            <text:p>Attach a DMS Document link to status update</text:p>
          </table:table-cell>
          <table:table-cell table:style-name="ce93" office:value-type="string">
            <text:p>Step 2: Show form to select document to share</text:p>
          </table:table-cell>
          <table:table-cell table:style-name="ce15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95" office:value-type="string">
            <text:p>Select node form is shown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7" office:value-type="string">
            <text:p>USR_PLF_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79" office:value-type="string">
            <text:p>Attach a DMS Document link to status update</text:p>
          </table:table-cell>
          <table:table-cell table:style-name="ce93" office:value-type="string">
            <text:p>Step 3: Select node</text:p>
          </table:table-cell>
          <table:table-cell table:style-name="ce151" office:value-type="string">
            <text:p>- Browse Public folder from left pane</text:p>
            <text:p>- Click icon to select uploaded file at step 1 in right pane</text:p>
          </table:table-cell>
          <table:table-cell table:style-name="ce151" office:value-type="string">
            <text:p>The document is listed &amp; ready to be shar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37" office:value-type="string">
            <text:p>USR_PLF_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79" office:value-type="string">
            <text:p>Attach a DMS Document link to status update</text:p>
          </table:table-cell>
          <table:table-cell table:style-name="ce93" office:value-type="string">
            <text:p>Step 4: Share document</text:p>
          </table:table-cell>
          <table:table-cell table:style-name="ce151" office:value-type="string">
            <text:p>Click Share</text:p>
          </table:table-cell>
          <table:table-cell table:style-name="ce195" office:value-type="string">
            <text:p>A new activity is created. It contains a link to download to the document.</text:p>
          </table:table-cell>
          <table:table-cell table:style-name="ce201" office:value-type="string">
            <text:p>High</text:p>
          </table:table-cell>
          <table:table-cell table:style-name="ce202"/>
          <table:table-cell table:style-name="ce143" table:number-columns-repeated="198"/>
          <table:table-cell/>
        </table:table-row>
        <table:table-row table:style-name="ro44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137" office:value-type="string">
            <text:p>USR_PLF_INT_MA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81" office:value-type="string">
            <text:p>Detach a file to DMS</text:p>
          </table:table-cell>
          <table:table-cell table:style-name="ce93" office:value-type="string">
            <text:p>Step 1: Add new mail account</text:p>
          </table:table-cell>
          <table:table-cell table:style-name="ce15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1" office:value-type="string">
            <text:p>New mail account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Detach a file to DMS</text:p>
          </table:table-cell>
          <table:table-cell table:style-name="ce93" office:value-type="string">
            <text:p>Step 2: Check mail from server</text:p>
          </table:table-cell>
          <table:table-cell table:style-name="ce151" office:value-type="string">
            <text:p>Click Get Mail</text:p>
          </table:table-cell>
          <table:table-cell table:style-name="ce151" office:value-type="string">
            <text:p>- Get Mail action is done</text:p>
            <text:p>- Mails from server are list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Detach a file to DMS</text:p>
          </table:table-cell>
          <table:table-cell table:style-name="ce93" office:value-type="string">
            <text:p>Step 3: View mail with attachment</text:p>
          </table:table-cell>
          <table:table-cell table:style-name="ce151" office:value-type="string">
            <text:p>Click on the mail contains attachment</text:p>
          </table:table-cell>
          <table:table-cell table:style-name="ce151" office:value-type="string">
            <text:p>Mail content is displayed at the bottom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Detach a file to DMS</text:p>
          </table:table-cell>
          <table:table-cell table:style-name="ce93" office:value-type="string">
            <text:p>Step 4: Open form to Save attachment to sever</text:p>
          </table:table-cell>
          <table:table-cell table:style-name="ce151" office:value-type="string">
            <text:p>In the Attachment part of mail detail: click Save to DMS</text:p>
          </table:table-cell>
          <table:table-cell table:style-name="ce151" office:value-type="string">
            <text:p>Save a file to server form is open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Detach a file to DMS</text:p>
          </table:table-cell>
          <table:table-cell table:style-name="ce93" office:value-type="string">
            <text:p>Step 5: Select path to store the attachment</text:p>
          </table:table-cell>
          <table:table-cell table:style-name="ce151" office:value-type="string">
            <text:p>- Select Private drive from left pane then click icon to select a folder from right pane to store the attachment</text:p>
          </table:table-cell>
          <table:table-cell table:style-name="ce151" office:value-type="string">
            <text:p>A message is shown to alert save attachment successfully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Detach a file to DMS</text:p>
          </table:table-cell>
          <table:table-cell table:style-name="ce93" office:value-type="string">
            <text:p>Step 6: Check after saved</text:p>
            <text:p/>
          </table:table-cell>
          <table:table-cell table:style-name="ce15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1" office:value-type="string">
            <text:p>There's the attachment file in the mail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7" office:value-type="string">
            <text:p>USR_PLF_INT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81" office:value-type="string">
            <text:p>Attach a file from server while composing new mail</text:p>
          </table:table-cell>
          <table:table-cell table:style-name="ce188" office:value-type="string">
            <text:p>Step 1: Add document</text:p>
          </table:table-cell>
          <table:table-cell table:style-name="ce188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88" office:value-type="string">
            <text:p>Document/upload file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3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Attach a file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15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1" office:value-type="string">
            <text:p>New mail account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Attach a file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151" office:value-type="string">
            <text:p>Click Write Mail</text:p>
          </table:table-cell>
          <table:table-cell table:style-name="ce151" office:value-type="string">
            <text:p>Compose a new message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Attach a file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151" office:value-type="string">
            <text:p>Click Attach a server file</text:p>
          </table:table-cell>
          <table:table-cell table:style-name="ce151" office:value-type="string">
            <text:p>Attach a file from server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Attach a file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151" office:value-type="string">
            <text:p>Browse Private drive from left pane &amp; select any file from right pane</text:p>
          </table:table-cell>
          <table:table-cell table:style-name="ce151" office:value-type="string">
            <text:p>Selected file is listed in attachments list in compose mail form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82" office:value-type="string">
            <text:p>Attach a file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151" office:value-type="string">
            <text:p>- Input receiver, mail subject, content &amp; click Send</text:p>
          </table:table-cell>
          <table:table-cell table:style-name="ce151" office:value-type="string">
            <text:p>Mail is sent with attached fil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137" office:value-type="string">
            <text:p>USR_PLF_INT_CAL_01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S\Space Calendar</text:p>
          </table:table-cell>
          <table:table-cell table:style-name="ce181" office:value-type="string">
            <text:p>Add a calendar for my spaces members</text:p>
          </table:table-cell>
          <table:table-cell table:style-name="ce93" office:value-type="string">
            <text:p>Step 1: Add new space</text:p>
          </table:table-cell>
          <table:table-cell table:style-name="ce15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51" office:value-type="string">
            <text:p>New space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82" office:value-type="string">
            <text:p>Add a calendar for my spaces members</text:p>
          </table:table-cell>
          <table:table-cell table:style-name="ce93" office:value-type="string">
            <text:p>Step 2: Open space</text:p>
          </table:table-cell>
          <table:table-cell table:style-name="ce151" office:value-type="string">
            <text:p>- Click on the space from list to view added space</text:p>
          </table:table-cell>
          <table:table-cell table:style-name="ce151" office:value-type="string">
            <text:p>The space is open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82" office:value-type="string">
            <text:p>Add a calendar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51" office:value-type="string">
            <text:p>- Click Space Settings in left pane</text:p>
          </table:table-cell>
          <table:table-cell table:style-name="ce151" office:value-type="string">
            <text:p>Space settings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82" office:value-type="string">
            <text:p>Add a calendar for my spaces members</text:p>
          </table:table-cell>
          <table:table-cell table:style-name="ce93" office:value-type="string">
            <text:p>Step 4: Add application</text:p>
          </table:table-cell>
          <table:table-cell table:style-name="ce15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51" office:value-type="string">
            <text:p>Added Calendar portlet appears in Applications list of current space with name was added more random number</text:p>
            <text:p><text:span text:style-name="T16">(besides, there's another calendar for space created automatically right after the space is added)</text:span>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82" office:value-type="string">
            <text:p>Add a calendar for my spaces members</text:p>
          </table:table-cell>
          <table:table-cell table:style-name="ce93" office:value-type="string">
            <text:p>Step 5: Check after adding calendar into space</text:p>
          </table:table-cell>
          <table:table-cell table:style-name="ce151" office:value-type="string">
            <text:p>- Go to Added calendar application</text:p>
            <text:p/>
          </table:table-cell>
          <table:table-cell table:style-name="ce188" office:value-type="string">
            <text:p>- Calendar is display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137" office:value-type="string">
            <text:p>USR_PLF_INT_CAL_02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CS\Publish Calendar Activities in Stream</text:p>
          </table:table-cell>
          <table:table-cell table:style-name="ce181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1: Add space</text:p>
          </table:table-cell>
          <table:table-cell table:style-name="ce15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88" office:value-type="string">
            <text:p>- A new calendar for space is added <text:span text:style-name="T17">(</text:span>besides, there's another calendar for space created automatically right after the space is added<text:span text:style-name="T17">)</text:span>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82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5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8" office:value-type="string">
            <text:p>his space disappears from Publics list &amp; is <text:s/>listed in Pendings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82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5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8" office:value-type="string">
            <text:p>“john” disappears from pending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82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51" office:value-type="string">
            <text:p>- Back to "john"</text:p>
            <text:p>- Click on My Space from left pane in My Spaces list</text:p>
          </table:table-cell>
          <table:table-cell table:style-name="ce188" office:value-type="string">
            <text:p>Requested space is added &amp; list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82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5: Add event</text:p>
          </table:table-cell>
          <table:table-cell table:style-name="ce151" office:value-type="string">
            <text:p>- "john" open calendar application</text:p>
            <text:p>- Add new event on added calendar of joined space</text:p>
          </table:table-cell>
          <table:table-cell table:style-name="ce188" office:value-type="string">
            <text:p>New event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82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6: Check adding event as space activity</text:p>
          </table:table-cell>
          <table:table-cell table:style-name="ce151" office:value-type="string">
            <text:p>- "john" back to Home page</text:p>
            <text:p>- Click Spaces button</text:p>
          </table:table-cell>
          <table:table-cell table:style-name="ce188" office:value-type="string">
            <text:p>There's an activity for added even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137" office:value-type="string">
            <text:p>USR_PLF_INT_FOR_01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Integration Features\KS\Space Forum</text:p>
          </table:table-cell>
          <table:table-cell table:style-name="ce181" office:value-type="string">
            <text:p>As a space manager, I can add a forum for my spaces members</text:p>
          </table:table-cell>
          <table:table-cell table:style-name="ce93" office:value-type="string">
            <text:p>Step 1: Add new space</text:p>
          </table:table-cell>
          <table:table-cell table:style-name="ce15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51" office:value-type="string">
            <text:p>New space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7" office:value-type="string">
            <text:p>USR_PLF_INT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82" office:value-type="string">
            <text:p>As a space manager, I can add a forum for my spaces members</text:p>
          </table:table-cell>
          <table:table-cell table:style-name="ce93" office:value-type="string">
            <text:p>Step 2: Open space</text:p>
          </table:table-cell>
          <table:table-cell table:style-name="ce151" office:value-type="string">
            <text:p>- Click on the space from list to view added space</text:p>
          </table:table-cell>
          <table:table-cell table:style-name="ce151" office:value-type="string">
            <text:p>The space is open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37" office:value-type="string">
            <text:p>USR_PLF_INT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82" office:value-type="string">
            <text:p>As a space manager, I can add a forum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51" office:value-type="string">
            <text:p>- Click Space Settings in left pane</text:p>
          </table:table-cell>
          <table:table-cell table:style-name="ce151" office:value-type="string">
            <text:p>Space settings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7" office:value-type="string">
            <text:p>USR_PLF_INT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82" office:value-type="string">
            <text:p>As a space manager, I can add a forum for my spaces members</text:p>
          </table:table-cell>
          <table:table-cell table:style-name="ce93" office:value-type="string">
            <text:p>Step 4: Add application</text:p>
          </table:table-cell>
          <table:table-cell table:style-name="ce15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51" office:value-type="string">
            <text:p>Forum portlet appears in Applications list of current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7" office:value-type="string">
            <text:p>USR_PLF_INT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82" office:value-type="string">
            <text:p>As a space manager, I can add a forum for my spaces members</text:p>
          </table:table-cell>
          <table:table-cell table:style-name="ce93" office:value-type="string">
            <text:p>Step 5: Check after adding Forum into space</text:p>
          </table:table-cell>
          <table:table-cell table:style-name="ce151" office:value-type="string">
            <text:p>- Back to Home page</text:p>
            <text:p>- Go to Forum application</text:p>
            <text:p/>
          </table:table-cell>
          <table:table-cell table:style-name="ce188" office:value-type="string">
            <text:p>A category and a default forum has been created for the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37" office:value-type="string">
            <text:p>USR_PLF_INT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82" office:value-type="string">
            <text:p>As a space manager, I can add a forum for my spaces members</text:p>
          </table:table-cell>
          <table:table-cell table:style-name="ce151" office:value-type="string">
            <text:p>Step 6: Check default moderator on added Forum of space</text:p>
          </table:table-cell>
          <table:table-cell table:style-name="ce15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5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137" office:value-type="string">
            <text:p>USR_PLF_INT_FOR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50" office:value-type="string">
            <text:p>As a space user, my posts in the space forum are published in the space activity stream</text:p>
          </table:table-cell>
          <table:table-cell table:style-name="ce151" office:value-type="string">
            <text:p>Step 1: Add space with Forum application</text:p>
          </table:table-cell>
          <table:table-cell table:style-name="ce15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51" office:value-type="string">
            <text:p>New space with Forum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79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5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8" office:value-type="string">
            <text:p>his space disappears from Publics list &amp; is <text:s/>listed in Pendings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79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5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8" office:value-type="string">
            <text:p>“john” disappears from pending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79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51" office:value-type="string">
            <text:p>- Back to "john"</text:p>
            <text:p>- Click on My Space from left pane in My Spaces list</text:p>
          </table:table-cell>
          <table:table-cell table:style-name="ce188" office:value-type="string">
            <text:p>Requested space is added &amp; list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79" office:value-type="string">
            <text:p>As a space user, my posts in the space forum are published in the space activity stream</text:p>
          </table:table-cell>
          <table:table-cell table:style-name="ce151" office:value-type="string">
            <text:p>Step 5: Jump to space forum</text:p>
          </table:table-cell>
          <table:table-cell table:style-name="ce151" office:value-type="string">
            <text:p>- Click on the new joined space in space list</text:p>
            <text:p>- Click Forum portlet in left pane</text:p>
          </table:table-cell>
          <table:table-cell table:style-name="ce151" office:value-type="string">
            <text:p>Forum portlet appears, focusing on the forum of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79" office:value-type="string">
            <text:p>As a space user, my posts in the space forum are published in the space activity stream</text:p>
          </table:table-cell>
          <table:table-cell table:style-name="ce151" office:value-type="string">
            <text:p>Step 6: Start new topic as space member</text:p>
          </table:table-cell>
          <table:table-cell table:style-name="ce151" office:value-type="string">
            <text:p>- "john" click Start topic</text:p>
            <text:p>- Input needed value &amp; click Submit</text:p>
          </table:table-cell>
          <table:table-cell table:style-name="ce151" office:value-type="string">
            <text:p>New topic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0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79" office:value-type="string">
            <text:p>As a space user, my posts in the space forum are published in the space activity stream</text:p>
          </table:table-cell>
          <table:table-cell table:style-name="ce151" office:value-type="string">
            <text:p>Step 7: Check updating activity in space</text:p>
          </table:table-cell>
          <table:table-cell table:style-name="ce151" office:value-type="string">
            <text:p>- "john" to to Home page</text:p>
          </table:table-cell>
          <table:table-cell table:style-name="ce151" office:value-type="string">
            <text:p>New activity is added for created topic (an activity will be created when a new post is added)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137" office:value-type="string">
            <text:p>USR_PLF_INT_ANS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50" office:value-type="string">
            <text:p>As a space manager, I can add the Answers application for my spaces members</text:p>
          </table:table-cell>
          <table:table-cell table:style-name="ce93" office:value-type="string">
            <text:p>Step 1: Add new space</text:p>
          </table:table-cell>
          <table:table-cell table:style-name="ce15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51" office:value-type="string">
            <text:p>New space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79" office:value-type="string">
            <text:p>As a space manager, I can add the Answers application for my spaces members</text:p>
          </table:table-cell>
          <table:table-cell table:style-name="ce93" office:value-type="string">
            <text:p>Step 2: Open space</text:p>
          </table:table-cell>
          <table:table-cell table:style-name="ce151" office:value-type="string">
            <text:p>- Click on the space from list to view added space</text:p>
          </table:table-cell>
          <table:table-cell table:style-name="ce151" office:value-type="string">
            <text:p>The space is open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79" office:value-type="string">
            <text:p>As a space manager, I can add the Answers application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51" office:value-type="string">
            <text:p>- Click Space Settings in left pane</text:p>
          </table:table-cell>
          <table:table-cell table:style-name="ce151" office:value-type="string">
            <text:p>Space settings form is show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79" office:value-type="string">
            <text:p>As a space manager, I can add the Answers application for my spaces members</text:p>
          </table:table-cell>
          <table:table-cell table:style-name="ce93" office:value-type="string">
            <text:p>Step 4: Add application</text:p>
          </table:table-cell>
          <table:table-cell table:style-name="ce15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51" office:value-type="string">
            <text:p>Answer portlet appears in Applications list of current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79" office:value-type="string">
            <text:p>As a space manager, I can add the Answers application for my spaces members</text:p>
          </table:table-cell>
          <table:table-cell table:style-name="ce93" office:value-type="string">
            <text:p>Step 5: Check after adding Answer into space</text:p>
          </table:table-cell>
          <table:table-cell table:style-name="ce151" office:value-type="string">
            <text:p>- Click Answer Portlet from left pane</text:p>
            <text:p/>
          </table:table-cell>
          <table:table-cell table:style-name="ce188" office:value-type="string">
            <text:p>In the Answers application, a Category has been created for the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79" office:value-type="string">
            <text:p>As a space manager, I can add the Answers application for my spaces members</text:p>
          </table:table-cell>
          <table:table-cell table:style-name="ce151" office:value-type="string">
            <text:p>Step 6: Check default moderator on added Category in Answer of space</text:p>
          </table:table-cell>
          <table:table-cell table:style-name="ce151" office:value-type="string">
            <text:p>- In Answer application (focusing on space added category): click on Category <text:s/>in Action bar then select Edit</text:p>
          </table:table-cell>
          <table:table-cell table:style-name="ce15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137" office:value-type="string">
            <text:p>USR_PLF_INT_ANS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50" office:value-type="string">
            <text:p>As a space user, my questions in the space Answers are published in the space activity stream</text:p>
            <text:p/>
          </table:table-cell>
          <table:table-cell table:style-name="ce151" office:value-type="string">
            <text:p>Step 1: Add space with Answer application</text:p>
          </table:table-cell>
          <table:table-cell table:style-name="ce15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51" office:value-type="string">
            <text:p>New space with Answer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2: Request to join space</text:p>
          </table:table-cell>
          <table:table-cell table:style-name="ce15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8" office:value-type="string">
            <text:p>This space disappears from Publics list &amp; is <text:s/>listed in Pendings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6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3: Approve the request</text:p>
          </table:table-cell>
          <table:table-cell table:style-name="ce15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8" office:value-type="string">
            <text:p>“john” disappears from pending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4: Check after being approved</text:p>
          </table:table-cell>
          <table:table-cell table:style-name="ce151" office:value-type="string">
            <text:p>- Back to "john"</text:p>
            <text:p>- Click on My Space from left pane in My Spaces list</text:p>
          </table:table-cell>
          <table:table-cell table:style-name="ce188" office:value-type="string">
            <text:p>Requested space is added &amp; list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As a space user, my questions in the space Answers are published in the space activity stream</text:p>
            <text:p/>
          </table:table-cell>
          <table:table-cell table:style-name="ce151" office:value-type="string">
            <text:p>Step 5: Jump to space Answer</text:p>
          </table:table-cell>
          <table:table-cell table:style-name="ce151" office:value-type="string">
            <text:p>- Click on the new joined space in space list</text:p>
            <text:p>- Click Answer portlet in left pane</text:p>
          </table:table-cell>
          <table:table-cell table:style-name="ce151" office:value-type="string">
            <text:p>Answer portlet appears, focusing on the category of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As a space user, my questions in the space Answers are published in the space activity stream</text:p>
            <text:p/>
          </table:table-cell>
          <table:table-cell table:style-name="ce151" office:value-type="string">
            <text:p>Step 6: Submit question</text:p>
          </table:table-cell>
          <table:table-cell table:style-name="ce151" office:value-type="string">
            <text:p>- "john" click Submit Question from action bar</text:p>
            <text:p>- Input needed value &amp; click Save</text:p>
          </table:table-cell>
          <table:table-cell table:style-name="ce151" office:value-type="string">
            <text:p>New question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As a space user, my questions in the space Answers are published in the space activity stream</text:p>
            <text:p/>
          </table:table-cell>
          <table:table-cell table:style-name="ce151" office:value-type="string">
            <text:p>Step 7: Check updating activity in space</text:p>
          </table:table-cell>
          <table:table-cell table:style-name="ce151" office:value-type="string">
            <text:p>- "john" to to Home page</text:p>
          </table:table-cell>
          <table:table-cell table:style-name="ce151" office:value-type="string">
            <text:p>In the space activity stream, a new activity has been created, providing summary info about the question and a link to the question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7" office:value-type="string">
            <text:p>USR_PLF_INT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50" office:value-type="string">
            <text:p>Publish answers to space stream</text:p>
          </table:table-cell>
          <table:table-cell table:style-name="ce93" office:value-type="string">
            <text:p>Step 1: Add space with Answer application</text:p>
          </table:table-cell>
          <table:table-cell table:style-name="ce15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51" office:value-type="string">
            <text:p>New space with Answer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93" office:value-type="string">
            <text:p>Step 2: Add question on space as member</text:p>
          </table:table-cell>
          <table:table-cell table:style-name="ce15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51" office:value-type="string">
            <text:p>New question is add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93" office:value-type="string">
            <text:p>Step 3: Answer question as member</text:p>
          </table:table-cell>
          <table:table-cell table:style-name="ce151" office:value-type="string">
            <text:p>- Login by "demo"</text:p>
            <text:p>- Send request to join added space by “root”</text:p>
          </table:table-cell>
          <table:table-cell table:style-name="ce188" office:value-type="string">
            <text:p>This space disappears from Publics list &amp; is <text:s/>listed in Pendings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52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93" office:value-type="string">
            <text:p>Step 4: Approve the request</text:p>
          </table:table-cell>
          <table:table-cell table:style-name="ce15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88" office:value-type="string">
            <text:p>“demo” disappears from pending list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93" office:value-type="string">
            <text:p>Step 5: Check after being approved</text:p>
          </table:table-cell>
          <table:table-cell table:style-name="ce151" office:value-type="string">
            <text:p>- Back to "demo"</text:p>
            <text:p>- Click on My Space from left pane in My Spaces list</text:p>
          </table:table-cell>
          <table:table-cell table:style-name="ce188" office:value-type="string">
            <text:p>Requested space is added &amp; listed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151" office:value-type="string">
            <text:p>Step 6: Jump to space Answer</text:p>
          </table:table-cell>
          <table:table-cell table:style-name="ce151" office:value-type="string">
            <text:p>- Click on the new joined space in space list</text:p>
            <text:p>- Click Answer portlet in left pane</text:p>
          </table:table-cell>
          <table:table-cell table:style-name="ce151" office:value-type="string">
            <text:p>Answer portlet appears, focusing on the category of space</text:p>
          </table:table-cell>
          <table:table-cell table:style-name="ce201" office:value-type="string">
            <text:p>High</text:p>
          </table:table-cell>
          <table:table-cell table:style-name="ce201"/>
          <table:table-cell table:style-name="ce143" table:number-columns-repeated="198"/>
          <table:table-cell/>
        </table:table-row>
        <table:table-row table:style-name="ro34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151" office:value-type="string">
            <text:p>Step 7: Answer the question as space member</text:p>
          </table:table-cell>
          <table:table-cell table:style-name="ce15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96" office:value-type="string">
            <text:p>The answer is add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/>
        </table:table-row>
        <table:table-row table:style-name="ro40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37" office:value-type="string">
            <text:p>USR_PLF_INT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79" office:value-type="string">
            <text:p>Publish answers to space stream</text:p>
          </table:table-cell>
          <table:table-cell table:style-name="ce151" office:value-type="string">
            <text:p>Step 8: Check updating activity in space</text:p>
          </table:table-cell>
          <table:table-cell table:style-name="ce151" office:value-type="string">
            <text:p>- "demo" go to Home page</text:p>
          </table:table-cell>
          <table:table-cell table:style-name="ce151" office:value-type="string">
            <text:p>In the space activity stream, a new activity has been created, providing summary info about the question and a link to the question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3"/>
          <table:table-cell table:style-name="ce143" table:number-columns-repeated="198"/>
          <table:table-cell/>
        </table:table-row>
        <table:table-row table:style-name="ro37">
          <table:table-cell table:style-name="ce61"/>
          <table:table-cell table:style-name="ce136"/>
          <table:table-cell table:style-name="ce75"/>
          <table:table-cell table:style-name="ce148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55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/>
          <table:table-cell table:style-name="ce192"/>
          <table:table-cell table:style-name="ce197"/>
          <table:table-cell table:style-name="ce202"/>
          <table:table-cell table:style-name="ce204"/>
          <table:table-cell table:style-name="ce143" table:number-columns-repeated="198"/>
          <table:table-cell/>
        </table:table-row>
        <table:table-row table:style-name="ro57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89"/>
          <table:table-cell table:style-name="ce151" table:number-columns-repeated="2"/>
          <table:table-cell table:style-name="ce202"/>
          <table:table-cell table:style-name="ce204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79"/>
          <table:table-cell table:style-name="ce151"/>
          <table:table-cell table:style-name="ce192"/>
          <table:table-cell table:style-name="ce197"/>
          <table:table-cell table:style-name="ce202"/>
          <table:table-cell table:style-name="ce204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58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59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60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81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4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1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4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6"/>
          <table:table-cell table:style-name="ce75"/>
          <table:table-cell table:style-name="ce93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8"/>
          <table:table-cell table:style-name="ce75"/>
          <table:table-cell table:style-name="ce149"/>
          <table:table-cell table:style-name="ce185"/>
          <table:table-cell table:style-name="ce190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8"/>
          <table:table-cell table:style-name="ce75"/>
          <table:table-cell table:style-name="ce149"/>
          <table:table-cell table:style-name="ce186"/>
          <table:table-cell table:style-name="ce190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87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6"/>
          <table:table-cell table:style-name="ce75"/>
          <table:table-cell table:style-name="ce93"/>
          <table:table-cell table:style-name="ce182"/>
          <table:table-cell table:style-name="ce151"/>
          <table:table-cell table:style-name="ce193"/>
          <table:table-cell table:style-name="ce151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87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36"/>
          <table:table-cell table:style-name="ce75"/>
          <table:table-cell table:style-name="ce93"/>
          <table:table-cell table:style-name="ce182"/>
          <table:table-cell table:style-name="ce151"/>
          <table:table-cell table:style-name="ce193"/>
          <table:table-cell table:style-name="ce151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148"/>
          <table:table-cell table:style-name="ce187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36"/>
          <table:table-cell table:style-name="ce75"/>
          <table:table-cell table:style-name="ce93"/>
          <table:table-cell table:style-name="ce182"/>
          <table:table-cell table:style-name="ce151"/>
          <table:table-cell table:style-name="ce193"/>
          <table:table-cell table:style-name="ce151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6"/>
          <table:table-cell table:style-name="ce75"/>
          <table:table-cell table:style-name="ce93"/>
          <table:table-cell table:style-name="ce187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36"/>
          <table:table-cell table:style-name="ce75"/>
          <table:table-cell table:style-name="ce93"/>
          <table:table-cell table:style-name="ce182"/>
          <table:table-cell table:style-name="ce151"/>
          <table:table-cell table:style-name="ce193"/>
          <table:table-cell table:style-name="ce151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9"/>
          <table:table-cell table:style-name="ce75"/>
          <table:table-cell table:style-name="ce150" table:number-columns-repeated="2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>
          <table:table-cell table:style-name="ce61"/>
          <table:table-cell table:style-name="ce139"/>
          <table:table-cell table:style-name="ce75"/>
          <table:table-cell table:style-name="ce151"/>
          <table:table-cell table:style-name="ce150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02"/>
          <table:table-cell table:style-name="ce201"/>
          <table:table-cell table:style-name="ce143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99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40"/>
          <table:table-cell table:number-columns-repeated="6"/>
          <table:table-cell table:style-name="ce199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99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0" table:default-cell-style-name="Default"/>
        <table:table-column table:style-name="co6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31" office:value-type="string">
            <text:p>TEST CASES</text:p>
          </table:table-cell>
          <table:table-cell table:style-name="ce141"/>
          <table:table-cell table:style-name="ce146" table:number-columns-repeated="2"/>
          <table:table-cell table:number-columns-repeated="2"/>
          <table:table-cell table:style-name="ce146"/>
          <table:table-cell table:style-name="ce198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205" table:number-columns-repeated="211"/>
          <table:table-cell/>
        </table:table-row>
        <table:table-row table:style-name="ro15">
          <table:table-cell/>
          <table:table-cell table:style-name="ce132" table:number-columns-repeated="2"/>
          <table:table-cell table:style-name="ce146" table:number-columns-repeated="2"/>
          <table:table-cell table:number-columns-repeated="2"/>
          <table:table-cell table:style-name="ce146"/>
          <table:table-cell table:style-name="ce198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5" table:number-columns-repeated="208"/>
          <table:table-cell/>
        </table:table-row>
        <table:table-row table:style-name="ro62">
          <table:table-cell/>
          <table:table-cell table:style-name="ce133" office:value-type="string">
            <text:p>Function List<text:span text:style-name="T7">:</text:span></text:p>
          </table:table-cell>
          <table:table-cell table:style-name="ce142" table:number-columns-spanned="3" table:number-rows-spanned="1"/>
          <table:covered-table-cell table:number-columns-repeated="2"/>
          <table:table-cell table:number-columns-repeated="2"/>
          <table:table-cell table:style-name="ce194"/>
          <table:table-cell table:style-name="ce199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5" table:number-columns-repeated="208"/>
          <table:table-cell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42" table:formula="of:=MAX([.A7:.A1102])" office:value-type="float" office:value="8" table:number-columns-spanned="3" table:number-rows-spanned="1">
            <text:p>8</text:p>
          </table:table-cell>
          <table:covered-table-cell table:style-name="ce147"/>
          <table:covered-table-cell table:style-name="ce142"/>
          <table:table-cell table:number-columns-repeated="2"/>
          <table:table-cell table:style-name="ce194"/>
          <table:table-cell table:style-name="ce199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5" table:number-columns-repeated="208"/>
          <table:table-cell/>
        </table:table-row>
        <table:table-row table:style-name="ro15">
          <table:table-cell/>
          <table:table-cell table:style-name="ce208"/>
          <table:table-cell table:style-name="ce143" table:number-columns-repeated="6"/>
          <table:table-cell table:style-name="ce200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14">
          <table:table-cell table:style-name="ce129" office:value-type="string">
            <text:p>Case No</text:p>
          </table:table-cell>
          <table:table-cell table:style-name="ce144" office:value-type="string">
            <text:p>Related function</text:p>
          </table:table-cell>
          <table:table-cell table:style-name="ce144" office:value-type="string">
            <text:p>Case ID</text:p>
          </table:table-cell>
          <table:table-cell table:style-name="ce144" office:value-type="string">
            <text:p>Path</text:p>
          </table:table-cell>
          <table:table-cell table:style-name="ce144" office:value-type="string">
            <text:p>Case Name</text:p>
          </table:table-cell>
          <table:table-cell table:style-name="ce144" office:value-type="string">
            <text:p>Description</text:p>
          </table:table-cell>
          <table:table-cell table:style-name="ce144" office:value-type="string">
            <text:p>Steps</text:p>
          </table:table-cell>
          <table:table-cell table:style-name="ce144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44" office:value-type="string">
            <text:p>Affect</text:p>
          </table:table-cell>
          <table:table-cell table:style-name="ce144" table:number-columns-repeated="9"/>
          <table:table-cell table:style-name="ce249" table:number-columns-repeated="208"/>
        </table:table-row>
        <table:table-row table:style-name="ro52">
          <table:table-cell table:style-name="ce61" office:value-type="float" office:value="1">
            <text:p>001</text:p>
          </table:table-cell>
          <table:table-cell table:style-name="ce136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50" office:value-type="string">
            <text:p>Check link to acme sample site on Welcome page</text:p>
          </table:table-cell>
          <table:table-cell table:style-name="ce151" office:value-type="string">
            <text:p>Step 1: Start server</text:p>
          </table:table-cell>
          <table:table-cell table:style-name="ce188" office:value-type="string">
            <text:p><text:span text:style-name="T18">- Unzip the package</text:span></text:p>
            <text:p><text:span text:style-name="T18">- Open readme.html file, follow 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8" office:value-type="string">
            <text:p><text:span text:style-name="T16">- In browser, the Platform Welcome product page should be displayed</text:span></text:p>
            <text:p><text:span text:style-name="T16">- A link to Acme is provided, user is taken to acme industries sample website</text:span></text:p>
            <text:p><text:span text:style-name="T16"><text:s/></text:span>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6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79" office:value-type="string">
            <text:p>Check link to acme sample site on Welcome page</text:p>
          </table:table-cell>
          <table:table-cell table:style-name="ce151" office:value-type="string">
            <text:p>Step 2: Login acme simple site using existing link</text:p>
          </table:table-cell>
          <table:table-cell table:style-name="ce151" office:value-type="string">
            <text:p>Click on the link: Visit the Acme Website</text:p>
          </table:table-cell>
          <table:table-cell table:style-name="ce196" office:value-type="string">
            <text:p>Show acme site in public mode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52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36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50" office:value-type="string">
            <text:p>Check link to intranet sample site on Welcome page</text:p>
          </table:table-cell>
          <table:table-cell table:style-name="ce151" office:value-type="string">
            <text:p>Step 1: Start server</text:p>
          </table:table-cell>
          <table:table-cell table:style-name="ce188" office:value-type="string">
            <text:p><text:span text:style-name="T18">- Unzip the package</text:span></text:p>
            <text:p><text:span text:style-name="T18">- Open readme.html file, follow 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8" office:value-type="string">
            <text:p><text:span text:style-name="T16">- In browser, the Platform Welcome product page should be displayed</text:span></text:p>
            <text:p><text:span text:style-name="T16">- A link to Intranet is provided, user is taken to Intranet sample website</text:span></text:p>
            <text:p><text:span text:style-name="T16"><text:s/></text:span>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6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79" office:value-type="string">
            <text:p>Check link to intranet sample site on Welcome page</text:p>
          </table:table-cell>
          <table:table-cell table:style-name="ce151" office:value-type="string">
            <text:p>Step 2: Login acme simple site using existing link</text:p>
          </table:table-cell>
          <table:table-cell table:style-name="ce151" office:value-type="string">
            <text:p>Click on the link: Visit the Acme Social Intranet</text:p>
          </table:table-cell>
          <table:table-cell table:style-name="ce196" office:value-type="string">
            <text:p>Show intranet site in public mode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46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6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80" office:value-type="string">
            <text:p>Check access document from Welcome page</text:p>
          </table:table-cell>
          <table:table-cell table:style-name="ce151" office:value-type="string">
            <text:p>Step 1: Start server</text:p>
          </table:table-cell>
          <table:table-cell table:style-name="ce188" office:value-type="string">
            <text:p><text:span text:style-name="T18">- Unzip the package</text:span></text:p>
            <text:p><text:span text:style-name="T18">- Open readme.html file, follow 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8" office:value-type="string">
            <text:p><text:span text:style-name="T16">- In browser, the Platform Welcome product page should be displayed</text:span></text:p>
            <text:p><text:span text:style-name="T16">A link to Admin Guide, Developer Guide and user Manuals is provided.</text:span>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6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79" office:value-type="string">
            <text:p>Check access document from Welcome page</text:p>
          </table:table-cell>
          <table:table-cell table:style-name="ce151" office:value-type="string">
            <text:p>Step 2: Show document from link</text:p>
          </table:table-cell>
          <table:table-cell table:style-name="ce151" office:value-type="string">
            <text:p>Click on the link to <text:span text:style-name="T16">Admin Guide, Developer Guide and user Manuals </text:span></text:p>
          </table:table-cell>
          <table:table-cell table:style-name="ce151" office:value-type="string">
            <text:p>Corresponding document will be shown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4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36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50" office:value-type="string">
            <text:p>Check access site from link</text:p>
          </table:table-cell>
          <table:table-cell table:style-name="ce151" office:value-type="string">
            <text:p>Step 1: Start server</text:p>
          </table:table-cell>
          <table:table-cell table:style-name="ce188" office:value-type="string">
            <text:p><text:span text:style-name="T18">- Unzip the package</text:span></text:p>
            <text:p><text:span text:style-name="T18">- Open readme.html file, follow startup instructions (start 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88" office:value-type="string">
            <text:p><text:span text:style-name="T16">- In browser, the Platform Welcome product page should be displayed</text:span></text:p>
            <text:p><text:span text:style-name="T16">- There're Links to exo support, exo website, exo forums and eXo blog</text:span>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6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6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79" office:value-type="string">
            <text:p>Check access site from link</text:p>
          </table:table-cell>
          <table:table-cell table:style-name="ce151" office:value-type="string">
            <text:p>Step 2: Go to site from link</text:p>
          </table:table-cell>
          <table:table-cell table:style-name="ce151" office:value-type="string">
            <text:p>Click on the link to <text:span text:style-name="T16">exo support, exo website, exo forums and eXo blog</text:span></text:p>
          </table:table-cell>
          <table:table-cell table:style-name="ce15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49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36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81" office:value-type="string">
            <text:p>Check sign in intranet site</text:p>
          </table:table-cell>
          <table:table-cell table:style-name="ce151" office:value-type="string">
            <text:p>Step 1: Go to Intranet public</text:p>
          </table:table-cell>
          <table:table-cell table:style-name="ce15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5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6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82" office:value-type="string">
            <text:p>Check sign in intranet site</text:p>
          </table:table-cell>
          <table:table-cell table:style-name="ce151" office:value-type="string">
            <text:p>Step 2: Login by provided user</text:p>
          </table:table-cell>
          <table:table-cell table:style-name="ce15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51" office:value-type="string">
            <text:p>You're redirected to the intranet homepage (tree columns with activities and gadgets)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36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81" office:value-type="string">
            <text:p>Check Register from Welcome page in public mode</text:p>
          </table:table-cell>
          <table:table-cell table:style-name="ce151" office:value-type="string">
            <text:p>Step 1: Go to Intranet public</text:p>
          </table:table-cell>
          <table:table-cell table:style-name="ce15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51" office:value-type="string">
            <text:p>- The page displays a welcome text</text:p>
            <text:p>- There's a Register button allows user add new account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6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82" office:value-type="string">
            <text:p>Check Register from Welcome page in public mode</text:p>
          </table:table-cell>
          <table:table-cell table:style-name="ce151" office:value-type="string">
            <text:p>Step 2: Register new account</text:p>
          </table:table-cell>
          <table:table-cell table:style-name="ce151" office:value-type="string">
            <text:p>- Click on Register button</text:p>
            <text:p>- Input needed values for fields</text:p>
            <text:p>- Click Subscribe</text:p>
          </table:table-cell>
          <table:table-cell table:style-name="ce151" office:value-type="string">
            <text:p>There's message alert new account is add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6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82" office:value-type="string">
            <text:p>Check Register from Welcome page in public mode</text:p>
          </table:table-cell>
          <table:table-cell table:style-name="ce151" office:value-type="string">
            <text:p>Step 3: Back to Welcome page</text:p>
          </table:table-cell>
          <table:table-cell table:style-name="ce151" office:value-type="string">
            <text:p>Click on the ACME logo at the top left of screen</text:p>
          </table:table-cell>
          <table:table-cell table:style-name="ce151" office:value-type="string">
            <text:p>Welcome page is shown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6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82" office:value-type="string">
            <text:p>Check Register from Welcome page in public mode</text:p>
          </table:table-cell>
          <table:table-cell table:style-name="ce189" office:value-type="string">
            <text:p>Step 4: Login by new added account</text:p>
          </table:table-cell>
          <table:table-cell table:style-name="ce15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51" office:value-type="string">
            <text:p>You're redirected to the intranet homepage (tree columns with activities and gadgets)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46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36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BUItin UI\Acme Industry Website\Acme Industry Social Intranet\Access to Social Spaces</text:p>
          </table:table-cell>
          <table:table-cell table:style-name="ce181" office:value-type="string">
            <text:p>Check updating my space gadget in Home page after added/joined</text:p>
          </table:table-cell>
          <table:table-cell table:style-name="ce151" office:value-type="string">
            <text:p>Step 1: Login</text:p>
          </table:table-cell>
          <table:table-cell table:style-name="ce151" office:value-type="string">
            <text:p>- Login intranet site by a normal account</text:p>
          </table:table-cell>
          <table:table-cell table:style-name="ce188" office:value-type="string">
            <text:p>You're redirected to the intranet homepage (tree columns with activities and gadgets)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6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82" office:value-type="string">
            <text:p>Check updating my space gadget in Home page after added/joined</text:p>
          </table:table-cell>
          <table:table-cell table:style-name="ce151" office:value-type="string">
            <text:p>Step 2: Show spaces directory</text:p>
          </table:table-cell>
          <table:table-cell table:style-name="ce151" office:value-type="string">
            <text:p>- In gadget My Spaces, click on "Show All"</text:p>
          </table:table-cell>
          <table:table-cell table:style-name="ce151" office:value-type="string">
            <text:p>You are redirected to the spaces directory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6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82" office:value-type="string">
            <text:p>Check updating my space gadget in Home page after added/joined</text:p>
          </table:table-cell>
          <table:table-cell table:style-name="ce189" office:value-type="string">
            <text:p>Step 3: Add new space</text:p>
          </table:table-cell>
          <table:table-cell table:style-name="ce15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51" office:value-type="string">
            <text:p>New added space is listed in spaces directory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6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82" office:value-type="string">
            <text:p>Check updating my space gadget in Home page after added/joined</text:p>
          </table:table-cell>
          <table:table-cell table:style-name="ce151" office:value-type="string">
            <text:p>Step 4: Check updating My space gadget after added new space</text:p>
          </table:table-cell>
          <table:table-cell table:style-name="ce151" office:value-type="string">
            <text:p>Click Home to show intranet Home page</text:p>
          </table:table-cell>
          <table:table-cell table:style-name="ce151" office:value-type="string">
            <text:p>The spaces joined should have been added to the List in My Spaces gadget.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46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36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148" office:value-type="string">
            <text:p>BUItin UI\Acme Industry Website\Acme Industry Social Intranet\Access to activity</text:p>
          </table:table-cell>
          <table:table-cell table:style-name="ce148" office:value-type="string">
            <text:p>View My stream, My friends activities and activities of my spaces</text:p>
          </table:table-cell>
          <table:table-cell table:style-name="ce151" office:value-type="string">
            <text:p>Step 1: Show My activities page</text:p>
          </table:table-cell>
          <table:table-cell table:style-name="ce15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88" office:value-type="string">
            <text:p>My Activities page is shown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2: Invite a connection</text:p>
          </table:table-cell>
          <table:table-cell table:style-name="ce188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51" office:value-type="string">
            <text:p>There's note that John was invit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5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88" office:value-type="string">
            <text:p>Step 3: Check receiving invitation</text:p>
          </table:table-cell>
          <table:table-cell table:style-name="ce151" office:value-type="string">
            <text:p>- Login by John</text:p>
            <text:p><text:span text:style-name="T16">- Mouse over the demo's name on the top right of screen then select My Activities</text:span></text:p>
            <text:p><text:span text:style-name="T16">- Click on Connection on the left</text:span></text:p>
            <text:p><text:span text:style-name="T16">- Click Incoming in My connections</text:span></text:p>
          </table:table-cell>
          <table:table-cell table:style-name="ce151" office:value-type="string">
            <text:p>Demo is listed in Invitations waiting for your answer list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4: Accept the invitation</text:p>
          </table:table-cell>
          <table:table-cell table:style-name="ce151" office:value-type="string">
            <text:p>Click Accept icon at the line of demo</text:p>
          </table:table-cell>
          <table:table-cell table:style-name="ce151" office:value-type="string">
            <text:p>Demo disappears from list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5: Share comment by Demo</text:p>
          </table:table-cell>
          <table:table-cell table:style-name="ce151" office:value-type="string">
            <text:p>Demo goes to Home page &amp; write comment to share</text:p>
          </table:table-cell>
          <table:table-cell table:style-name="ce151" office:value-type="string">
            <text:p>Comment is added as activity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6: Share comment by John</text:p>
          </table:table-cell>
          <table:table-cell table:style-name="ce151" office:value-type="string">
            <text:p>John goes to Home page &amp; write comment to share</text:p>
          </table:table-cell>
          <table:table-cell table:style-name="ce151" office:value-type="string">
            <text:p>Comment is added as activity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89" office:value-type="string">
            <text:p>Step 7: Check activities of friends in connection</text:p>
          </table:table-cell>
          <table:table-cell table:style-name="ce151" office:value-type="string">
            <text:p>- Demo go to Home page of intranet site</text:p>
            <text:p>- Click Connection in the center</text:p>
          </table:table-cell>
          <table:table-cell table:style-name="ce151" office:value-type="string">
            <text:p>Activities by John &amp; Demo are all list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8: Check activities of current user</text:p>
          </table:table-cell>
          <table:table-cell table:style-name="ce151" office:value-type="string">
            <text:p>Demo click My Status in the center of Home page</text:p>
          </table:table-cell>
          <table:table-cell table:style-name="ce151" office:value-type="string">
            <text:p>Only activities by Demo are list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9: Add space</text:p>
          </table:table-cell>
          <table:table-cell table:style-name="ce151" office:value-type="string">
            <text:p>- Demo clicks Show all on My Space on the left</text:p>
            <text:p><text:span text:style-name="T16">- Click Add new space</text:span></text:p>
            <text:p><text:span text:style-name="T16">- Input Space Name</text:span></text:p>
            <text:p><text:span text:style-name="T16">- Click Create</text:span></text:p>
          </table:table-cell>
          <table:table-cell table:style-name="ce151" office:value-type="string">
            <text:p>New space is add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10: Comment on added space</text:p>
          </table:table-cell>
          <table:table-cell table:style-name="ce151" office:value-type="string">
            <text:p>- Demo select added space</text:p>
            <text:p>- Write comment &amp; share</text:p>
          </table:table-cell>
          <table:table-cell table:style-name="ce151" office:value-type="string">
            <text:p>Comment is add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34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51" office:value-type="string">
            <text:p>Step 11: Show all activities of current user on his spaces</text:p>
          </table:table-cell>
          <table:table-cell table:style-name="ce151" office:value-type="string">
            <text:p>- Demo back to Home page and click Spaces in centre of Home page</text:p>
          </table:table-cell>
          <table:table-cell table:style-name="ce151" office:value-type="string">
            <text:p>All activities on added/joined space of Demo are listed</text:p>
          </table:table-cell>
          <table:table-cell table:style-name="ce201" office:value-type="string">
            <text:p>High</text:p>
          </table:table-cell>
          <table:table-cell table:style-name="ce203"/>
          <table:table-cell table:style-name="ce143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93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51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2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2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2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3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4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4"/>
          <table:table-cell table:style-name="ce151" table:number-columns-repeated="2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3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4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4"/>
          <table:table-cell table:style-name="ce151" table:number-columns-repeated="2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193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237"/>
          <table:table-cell table:style-name="ce193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237"/>
          <table:table-cell table:style-name="ce151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93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51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37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51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51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65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51" table:number-columns-repeated="2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2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2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2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5"/>
          <table:table-cell table:style-name="ce237"/>
          <table:table-cell table:style-name="ce151"/>
          <table:table-cell table:style-name="ce24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2"/>
          <table:table-cell table:style-name="ce151" table:number-columns-repeated="2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2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39"/>
          <table:table-cell table:style-name="ce195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1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1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1"/>
          <table:table-cell table:style-name="ce237"/>
          <table:table-cell table:style-name="ce151"/>
          <table:table-cell table:style-name="ce19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93"/>
          <table:table-cell table:style-name="ce151" table:number-columns-repeated="3"/>
          <table:table-cell table:style-name="ce245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/>
          <table:table-cell table:style-name="ce181"/>
          <table:table-cell table:style-name="ce151"/>
          <table:table-cell table:style-name="ce193" table:number-columns-repeated="2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2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7"/>
          <table:table-cell table:style-name="ce151" table:number-columns-repeated="2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7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4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4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16"/>
          <table:table-cell table:style-name="ce217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4">
          <table:table-cell table:style-name="ce61"/>
          <table:table-cell table:style-name="ce209"/>
          <table:table-cell table:style-name="ce75"/>
          <table:table-cell table:style-name="ce151"/>
          <table:table-cell table:style-name="ce217" table:number-columns-repeated="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39"/>
          <table:table-cell table:style-name="ce195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1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1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1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4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5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5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11"/>
          <table:table-cell table:style-name="ce150"/>
          <table:table-cell table:style-name="ce151" table:number-columns-repeated="2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6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56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7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8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8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68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9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9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70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45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71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63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48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48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74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75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48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48">
          <table:table-cell table:style-name="ce61"/>
          <table:table-cell table:style-name="ce209"/>
          <table:table-cell table:style-name="ce75"/>
          <table:table-cell table:style-name="ce151"/>
          <table:table-cell table:style-name="ce150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57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51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35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48">
          <table:table-cell table:style-name="ce61"/>
          <table:table-cell table:style-name="ce209"/>
          <table:table-cell table:style-name="ce75"/>
          <table:table-cell table:style-name="ce151"/>
          <table:table-cell table:style-name="ce179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 table:number-rows-repeated="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 table:number-columns-repeated="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 table:number-columns-repeated="2"/>
          <table:table-cell table:style-name="ce237"/>
          <table:table-cell table:style-name="ce151"/>
          <table:table-cell table:style-name="ce193"/>
          <table:table-cell table:style-name="ce246"/>
          <table:table-cell table:style-name="ce200"/>
          <table:table-cell table:style-name="ce143"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83"/>
          <table:table-cell table:style-name="ce151"/>
          <table:table-cell table:style-name="ce240"/>
          <table:table-cell table:style-name="ce244"/>
          <table:table-cell table:style-name="ce246"/>
          <table:table-cell table:style-name="ce200"/>
          <table:table-cell table:style-name="ce143" table:number-columns-repeated="217"/>
        </table:table-row>
        <table:table-row table:style-name="ro66">
          <table:table-cell table:style-name="ce61"/>
          <table:table-cell table:style-name="ce209"/>
          <table:table-cell table:style-name="ce75"/>
          <table:table-cell table:style-name="ce150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66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76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66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66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77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66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78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79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80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75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48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78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81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82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83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84">
          <table:table-cell table:style-name="ce61"/>
          <table:table-cell table:style-name="ce209"/>
          <table:table-cell table:style-name="ce75"/>
          <table:table-cell table:style-name="ce150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61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85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26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67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86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78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70">
          <table:table-cell table:style-name="ce61"/>
          <table:table-cell table:style-name="ce209"/>
          <table:table-cell table:style-name="ce75"/>
          <table:table-cell table:style-name="ce151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55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89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90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63">
          <table:table-cell table:style-name="ce61"/>
          <table:table-cell table:style-name="ce209"/>
          <table:table-cell table:style-name="ce75"/>
          <table:table-cell table:style-name="ce150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91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90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92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78">
          <table:table-cell table:style-name="ce61"/>
          <table:table-cell table:style-name="ce209"/>
          <table:table-cell table:style-name="ce75"/>
          <table:table-cell table:style-name="ce150"/>
          <table:table-cell table:style-name="ce21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78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93">
          <table:table-cell table:style-name="ce61"/>
          <table:table-cell table:style-name="ce209"/>
          <table:table-cell table:style-name="ce75"/>
          <table:table-cell table:style-name="ce151"/>
          <table:table-cell table:style-name="ce233"/>
          <table:table-cell table:style-name="ce151"/>
          <table:table-cell table:style-name="ce93"/>
          <table:table-cell table:style-name="ce151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/>
          <table:table-cell table:style-name="ce234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 table:number-columns-repeated="2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93" table:number-columns-repeated="4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/>
          <table:table-cell table:style-name="ce151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148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 table:number-columns-repeated="2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34"/>
          <table:table-cell table:style-name="ce93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 table:number-columns-repeated="2"/>
          <table:table-cell table:style-name="ce241"/>
          <table:table-cell table:style-name="ce9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/>
          <table:table-cell table:style-name="ce151"/>
          <table:table-cell table:style-name="ce93" table:number-columns-repeated="2"/>
          <table:table-cell table:style-name="ce246"/>
          <table:table-cell table:style-name="ce19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93"/>
          <table:table-cell table:style-name="ce151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35"/>
          <table:table-cell table:style-name="ce236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236" table:number-columns-repeated="2"/>
          <table:table-cell table:style-name="ce242"/>
          <table:table-cell table:style-name="ce236"/>
          <table:table-cell table:style-name="ce246"/>
          <table:table-cell table:style-name="ce19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09"/>
          <table:table-cell table:style-name="ce75"/>
          <table:table-cell table:style-name="ce151"/>
          <table:table-cell table:style-name="ce236" table:number-columns-repeated="4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236"/>
          <table:table-cell table:style-name="ce238" table:number-columns-repeated="3"/>
          <table:table-cell table:style-name="ce246"/>
          <table:table-cell table:style-name="ce199"/>
          <table:table-cell table:number-columns-repeated="217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0"/>
          <table:table-cell table:style-name="ce234"/>
          <table:table-cell table:style-name="ce93" table:number-columns-repeated="3"/>
          <table:table-cell table:style-name="ce246"/>
          <table:table-cell table:style-name="ce247"/>
          <table:table-cell table:style-name="ce248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209"/>
          <table:table-cell table:style-name="ce75"/>
          <table:table-cell table:style-name="ce151"/>
          <table:table-cell table:style-name="ce93" table:number-columns-repeated="2"/>
          <table:table-cell table:style-name="ce241"/>
          <table:table-cell table:style-name="ce93"/>
          <table:table-cell table:style-name="ce246"/>
          <table:table-cell table:style-name="ce247"/>
          <table:table-cell table:style-name="ce248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/>
          <table:table-cell table:style-name="ce151"/>
          <table:table-cell table:style-name="ce93" table:number-columns-repeated="2"/>
          <table:table-cell table:style-name="ce246"/>
          <table:table-cell table:style-name="ce247"/>
          <table:table-cell table:style-name="ce248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151"/>
          <table:table-cell table:style-name="ce93"/>
          <table:table-cell table:style-name="ce151" table:number-columns-repeated="3"/>
          <table:table-cell table:style-name="ce246"/>
          <table:table-cell table:style-name="ce247"/>
          <table:table-cell table:style-name="ce248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210"/>
          <table:table-cell table:number-columns-repeated="6"/>
          <table:table-cell table:style-name="ce199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99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6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31" office:value-type="string">
            <text:p>TEST CASES</text:p>
          </table:table-cell>
          <table:table-cell table:style-name="ce141"/>
          <table:table-cell table:style-name="ce146" table:number-columns-repeated="2"/>
          <table:table-cell table:number-columns-repeated="2"/>
          <table:table-cell table:style-name="ce146"/>
          <table:table-cell table:style-name="ce198"/>
          <table:table-cell table:style-name="ce259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205" table:number-columns-repeated="210"/>
          <table:table-cell/>
        </table:table-row>
        <table:table-row table:style-name="ro15">
          <table:table-cell/>
          <table:table-cell table:style-name="ce132" table:number-columns-repeated="2"/>
          <table:table-cell table:style-name="ce146" table:number-columns-repeated="2"/>
          <table:table-cell table:number-columns-repeated="2"/>
          <table:table-cell table:style-name="ce146"/>
          <table:table-cell table:style-name="ce198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5" table:number-columns-repeated="207"/>
          <table:table-cell/>
        </table:table-row>
        <table:table-row table:style-name="ro27">
          <table:table-cell/>
          <table:table-cell table:style-name="ce133" office:value-type="string">
            <text:p>Function List<text:span text:style-name="T7">:</text:span></text:p>
          </table:table-cell>
          <table:table-cell table:style-name="ce142" table:number-columns-spanned="3" table:number-rows-spanned="1"/>
          <table:covered-table-cell table:number-columns-repeated="2"/>
          <table:table-cell table:number-columns-repeated="2"/>
          <table:table-cell table:style-name="ce194"/>
          <table:table-cell table:style-name="ce199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5" table:number-columns-repeated="207"/>
          <table:table-cell/>
        </table:table-row>
        <table:table-row table:style-name="ro17">
          <table:table-cell/>
          <table:table-cell table:style-name="ce133" office:value-type="string">
            <text:p>Total main cases</text:p>
          </table:table-cell>
          <table:table-cell table:style-name="ce142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94"/>
          <table:table-cell table:style-name="ce199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5" table:number-columns-repeated="207"/>
          <table:table-cell/>
        </table:table-row>
        <table:table-row table:style-name="ro15">
          <table:table-cell/>
          <table:table-cell table:style-name="ce250"/>
          <table:table-cell table:style-name="ce143" table:number-columns-repeated="6"/>
          <table:table-cell table:style-name="ce200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14">
          <table:table-cell table:style-name="ce129" office:value-type="string">
            <text:p>Case No</text:p>
          </table:table-cell>
          <table:table-cell table:style-name="ce144" office:value-type="string">
            <text:p>Related function</text:p>
          </table:table-cell>
          <table:table-cell table:style-name="ce144" office:value-type="string">
            <text:p>Case ID</text:p>
          </table:table-cell>
          <table:table-cell table:style-name="ce144" office:value-type="string">
            <text:p>Path</text:p>
          </table:table-cell>
          <table:table-cell table:style-name="ce144" office:value-type="string">
            <text:p>Case Name</text:p>
          </table:table-cell>
          <table:table-cell table:style-name="ce144" office:value-type="string">
            <text:p>Description</text:p>
          </table:table-cell>
          <table:table-cell table:style-name="ce144" office:value-type="string">
            <text:p>Steps</text:p>
          </table:table-cell>
          <table:table-cell table:style-name="ce144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44" office:value-type="string">
            <text:p>Affect</text:p>
          </table:table-cell>
          <table:table-cell table:style-name="ce144" table:number-columns-repeated="2"/>
          <table:table-cell table:style-name="ce260"/>
          <table:table-cell table:style-name="ce144" table:number-columns-repeated="6"/>
          <table:table-cell table:style-name="ce249" table:number-columns-repeated="207"/>
        </table:table-row>
        <table:table-row table:style-name="ro40">
          <table:table-cell table:style-name="ce61" office:value-type="float" office:value="1">
            <text:p>001</text:p>
          </table:table-cell>
          <table:table-cell table:style-name="ce209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53" office:value-type="string">
            <text:p>System Administration/Startup Profiles/Minimal</text:p>
          </table:table-cell>
          <table:table-cell table:style-name="ce253" office:value-type="string">
            <text:p>Activate minimal profile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minimal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09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4" office:value-type="string">
            <text:p>System Administration/Startup Profiles/Minimal</text:p>
          </table:table-cell>
          <table:table-cell table:style-name="ce254" office:value-type="string">
            <text:p>Activate minimal profile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9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54" office:value-type="string">
            <text:p>System Administration/Startup Profiles/Minimal</text:p>
          </table:table-cell>
          <table:table-cell table:style-name="ce254" office:value-type="string">
            <text:p>Activate minimal profile</text:p>
          </table:table-cell>
          <table:table-cell table:style-name="ce93" office:value-type="string">
            <text:p>Step 3: Check by user</text:p>
          </table:table-cell>
          <table:table-cell table:style-name="ce254" office:value-type="string">
            <text:p>- Login as any user</text:p>
          </table:table-cell>
          <table:table-cell table:style-name="ce256" office:value-type="string">
            <text:p>Toolbar and all acme features should be functional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9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54" office:value-type="string">
            <text:p>System Administration/Startup Profiles/Minimal</text:p>
          </table:table-cell>
          <table:table-cell table:style-name="ce254" office:value-type="string">
            <text:p>Activate minimal profile</text:p>
          </table:table-cell>
          <table:table-cell table:style-name="ce93" office:value-type="string">
            <text:p>Step 4: Check Intranet Home page</text:p>
          </table:table-cell>
          <table:table-cell table:style-name="ce256" office:value-type="string">
            <text:p>Go to localhost:8080/portal/private/intranet</text:p>
          </table:table-cell>
          <table:table-cell table:style-name="ce256" office:value-type="string">
            <text:p>Gadgets and portlets do not display well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209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53" office:value-type="string">
            <text:p>System Administration/Startup Profiles/Workflow</text:p>
          </table:table-cell>
          <table:table-cell table:style-name="ce253" office:value-type="string">
            <text:p>Activate workflow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default,workflow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09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4" office:value-type="string">
            <text:p>System Administration/Startup Profiles/Workflow</text:p>
          </table:table-cell>
          <table:table-cell table:style-name="ce254" office:value-type="string">
            <text:p>Activate workflow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9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54" office:value-type="string">
            <text:p>System Administration/Startup Profiles/Workflow</text:p>
          </table:table-cell>
          <table:table-cell table:style-name="ce254" office:value-type="string">
            <text:p>Activate workflow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workflow, tomcat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9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4" office:value-type="string">
            <text:p>System Administration/Startup Profiles/Workflow</text:p>
          </table:table-cell>
          <table:table-cell table:style-name="ce254" office:value-type="string">
            <text:p>Activate workflow</text:p>
          </table:table-cell>
          <table:table-cell table:style-name="ce93" office:value-type="string">
            <text:p>Step 4: Check that JBPM is starting</text:p>
          </table:table-cell>
          <table:table-cell table:style-name="ce256" office:value-type="string">
            <text:p>Find in startup console</text:p>
          </table:table-cell>
          <table:table-cell table:style-name="ce256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09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54" office:value-type="string">
            <text:p>System Administration/Startup Profiles/Workflow</text:p>
          </table:table-cell>
          <table:table-cell table:style-name="ce254" office:value-type="string">
            <text:p>Activate workflow</text:p>
          </table:table-cell>
          <table:table-cell table:style-name="ce93" office:value-type="string">
            <text:p>Step 5: Import Application</text:p>
          </table:table-cell>
          <table:table-cell table:style-name="ce256" office:value-type="string">
            <text:p>- Go to Application Registry</text:p>
            <text:p>- Click Import Application</text:p>
          </table:table-cell>
          <table:table-cell table:style-name="ce256" office:value-type="string">
            <text:p>All applications are import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9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54" office:value-type="string">
            <text:p>System Administration/Startup Profiles/Workflow</text:p>
          </table:table-cell>
          <table:table-cell table:style-name="ce254" office:value-type="string">
            <text:p>Activate workflow</text:p>
          </table:table-cell>
          <table:table-cell table:style-name="ce93" office:value-type="string">
            <text:p>Step 6: Check WF page</text:p>
          </table:table-cell>
          <table:table-cell table:style-name="ce256" office:value-type="string">
            <text:p>- Login acme site</text:p>
            <text:p>- Add new page with Workflow Controller portlet</text:p>
          </table:table-cell>
          <table:table-cell table:style-name="ce256" office:value-type="string">
            <text:p>- Page is added</text:p>
            <text:p>- There're payraise and holidays sample processes are listed in BP Definition Controller tab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09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53" office:value-type="string">
            <text:p>System Administration/Startup Profiles/Social</text:p>
          </table:table-cell>
          <table:table-cell table:style-name="ce253" office:value-type="string">
            <text:p>Activate social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social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Activate social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tomcat, social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Activate social</text:p>
          </table:table-cell>
          <table:table-cell table:style-name="ce254" office:value-type="string">
            <text:p>Step 4: Check Tasks &amp; Events gadgets in Home page</text:p>
          </table:table-cell>
          <table:table-cell table:style-name="ce254" office:value-type="string">
            <text:p>- Go to localhost:8080/portal/public/intranet</text:p>
            <text:p>- Login as john</text:p>
          </table:table-cell>
          <table:table-cell table:style-name="ce254" office:value-type="string">
            <text:p>Tasks and events gadgets should not display anything (Left &amp; right pane of intranet Home page)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Activate social</text:p>
          </table:table-cell>
          <table:table-cell table:style-name="ce217" office:value-type="string">
            <text:p>Step 5: Check Activities stream portlet</text:p>
          </table:table-cell>
          <table:table-cell table:style-name="ce217" office:value-type="string">
            <text:p>Check Activities stream portlet (Centre of Home page)</text:p>
          </table:table-cell>
          <table:table-cell table:style-name="ce254" office:value-type="string">
            <text:p>Activity stream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Activate social</text:p>
          </table:table-cell>
          <table:table-cell table:style-name="ce254" office:value-type="string">
            <text:p>Step 6: Check Forum</text:p>
          </table:table-cell>
          <table:table-cell table:style-name="ce254" office:value-type="string">
            <text:p>Click Forum link</text:p>
          </table:table-cell>
          <table:table-cell table:style-name="ce217" office:value-type="string">
            <text:p>Forum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51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54" office:value-type="string">
            <text:p>System Administration/Startup Profiles/Social</text:p>
          </table:table-cell>
          <table:table-cell table:style-name="ce253" office:value-type="string">
            <text:p>Deactivate social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collaboration,knowledge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Deactivate social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De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collaboration, knowledge, tomcat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Deactivate social</text:p>
          </table:table-cell>
          <table:table-cell table:style-name="ce254" office:value-type="string">
            <text:p>Step 4: Check Tasks &amp; Events gadgets in Home page</text:p>
          </table:table-cell>
          <table:table-cell table:style-name="ce254" office:value-type="string">
            <text:p>- Go to localhost:8080/portal/public/intranet</text:p>
            <text:p>- Login as john</text:p>
          </table:table-cell>
          <table:table-cell table:style-name="ce254" office:value-type="string">
            <text:p>Tasks and events gadgets should not display anything (Left &amp; right pane of intranet Home page)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Deactivate social</text:p>
          </table:table-cell>
          <table:table-cell table:style-name="ce217" office:value-type="string">
            <text:p>Step 5: Check Activities stream portlet</text:p>
          </table:table-cell>
          <table:table-cell table:style-name="ce217" office:value-type="string">
            <text:p>Check Activities stream portlet (Centre of Home page)</text:p>
          </table:table-cell>
          <table:table-cell table:style-name="ce254" office:value-type="string">
            <text:p>Activity stream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1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54" office:value-type="string">
            <text:p>System Administration/Startup Profiles/Social</text:p>
          </table:table-cell>
          <table:table-cell table:style-name="ce254" office:value-type="string">
            <text:p>Deactivate social</text:p>
          </table:table-cell>
          <table:table-cell table:style-name="ce254" office:value-type="string">
            <text:p>Step 6: Check toolbar</text:p>
          </table:table-cell>
          <table:table-cell table:style-name="ce254" office:value-type="string">
            <text:p>Check toolbar</text:p>
          </table:table-cell>
          <table:table-cell table:style-name="ce254" office:value-type="string">
            <text:p>In toolbar, social-related menus should not appea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209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53" office:value-type="string">
            <text:p>System Administration/Startup Profiles/Collaboration</text:p>
          </table:table-cell>
          <table:table-cell table:style-name="ce253" office:value-type="string">
            <text:p>Activate collaboration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collaboration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collaboration, tomcat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54" office:value-type="string">
            <text:p>Step 4: Check Tasks &amp; Events gadgets in Home page</text:p>
          </table:table-cell>
          <table:table-cell table:style-name="ce254" office:value-type="string">
            <text:p>- Go to localhost:8080/portal/public/intranet</text:p>
            <text:p>- Login as john</text:p>
          </table:table-cell>
          <table:table-cell table:style-name="ce254" office:value-type="string">
            <text:p>Tasks and events gadgets should display properly (Left &amp; right pane of intranet Home page)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54" office:value-type="string">
            <text:p>Step 5: Check Chat bar</text:p>
          </table:table-cell>
          <table:table-cell table:style-name="ce254" office:value-type="string">
            <text:p>Check Chat bar</text:p>
          </table:table-cell>
          <table:table-cell table:style-name="ce254" office:value-type="string">
            <text:p>Chat bar should appea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17" office:value-type="string">
            <text:p>Step 6: Check Mail portlet</text:p>
          </table:table-cell>
          <table:table-cell table:style-name="ce217" office:value-type="string">
            <text:p>Click Mail icon at the bottom left of Home page</text:p>
          </table:table-cell>
          <table:table-cell table:style-name="ce254" office:value-type="string">
            <text:p>Mail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17" office:value-type="string">
            <text:p>Step 7: Check Calendar portlet</text:p>
          </table:table-cell>
          <table:table-cell table:style-name="ce217" office:value-type="string">
            <text:p>Click calendar icon at the bottom left of Home page</text:p>
          </table:table-cell>
          <table:table-cell table:style-name="ce254" office:value-type="string">
            <text:p>Calendar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17" office:value-type="string">
            <text:p>Step 8: Check Contact portlet</text:p>
          </table:table-cell>
          <table:table-cell table:style-name="ce217" office:value-type="string">
            <text:p>Click Contact icon at the bottom left of Home page</text:p>
          </table:table-cell>
          <table:table-cell table:style-name="ce254" office:value-type="string">
            <text:p>Contact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17" office:value-type="string">
            <text:p>Step 9: Check Activities stream portlet</text:p>
          </table:table-cell>
          <table:table-cell table:style-name="ce217" office:value-type="string">
            <text:p>Check Activities stream portlet (Centre of Home page)</text:p>
          </table:table-cell>
          <table:table-cell table:style-name="ce254" office:value-type="string">
            <text:p>Activity stream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Activate collaboration</text:p>
          </table:table-cell>
          <table:table-cell table:style-name="ce254" office:value-type="string">
            <text:p>Step 10: Check Forum</text:p>
          </table:table-cell>
          <table:table-cell table:style-name="ce254" office:value-type="string">
            <text:p>Click Forum link</text:p>
          </table:table-cell>
          <table:table-cell table:style-name="ce217" office:value-type="string">
            <text:p>Forum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51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3" office:value-type="string">
            <text:p>Deactivate collaboration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knowledge,social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knowledge, tomcat, social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54" office:value-type="string">
            <text:p>Step 4: Check Tasks &amp; Events gadgets in Home page</text:p>
          </table:table-cell>
          <table:table-cell table:style-name="ce254" office:value-type="string">
            <text:p>- Go to localhost:8080/portal/public/intranet</text:p>
            <text:p>- Login as john</text:p>
          </table:table-cell>
          <table:table-cell table:style-name="ce254" office:value-type="string">
            <text:p>Tasks and events gadgets should not display (Left &amp; right pane of intranet Home page)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17" office:value-type="string">
            <text:p>Step 5: Check Activities stream portlet</text:p>
          </table:table-cell>
          <table:table-cell table:style-name="ce217" office:value-type="string">
            <text:p>Check Activities stream portlet (Centre of Home page)</text:p>
          </table:table-cell>
          <table:table-cell table:style-name="ce254" office:value-type="string">
            <text:p>Activity stream portlet should work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54" office:value-type="string">
            <text:p>Step 6: Check Forum</text:p>
          </table:table-cell>
          <table:table-cell table:style-name="ce254" office:value-type="string">
            <text:p>Click Forum link</text:p>
          </table:table-cell>
          <table:table-cell table:style-name="ce217" office:value-type="string">
            <text:p>Forum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54" office:value-type="string">
            <text:p>Step 7: Check Chat bar</text:p>
          </table:table-cell>
          <table:table-cell table:style-name="ce254" office:value-type="string">
            <text:p>Check Chat bar</text:p>
          </table:table-cell>
          <table:table-cell table:style-name="ce254" office:value-type="string">
            <text:p>Chat bar should not appea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71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17" office:value-type="string">
            <text:p>Step 8: Check Mail portlet</text:p>
          </table:table-cell>
          <table:table-cell table:style-name="ce217" office:value-type="string">
            <text:p>Click Mail icon at the bottom left of Home page</text:p>
          </table:table-cell>
          <table:table-cell table:style-name="ce254" office:value-type="string">
            <text:p>Mail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17" office:value-type="string">
            <text:p>Step 9: Check Calendar portlet</text:p>
          </table:table-cell>
          <table:table-cell table:style-name="ce217" office:value-type="string">
            <text:p>Click calendar icon at the bottom left of Home page</text:p>
          </table:table-cell>
          <table:table-cell table:style-name="ce254" office:value-type="string">
            <text:p>Calendar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1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54" office:value-type="string">
            <text:p>System Administration/Startup Profiles/Collaboration</text:p>
          </table:table-cell>
          <table:table-cell table:style-name="ce254" office:value-type="string">
            <text:p>Deactivate collaboration</text:p>
          </table:table-cell>
          <table:table-cell table:style-name="ce217" office:value-type="string">
            <text:p>Step 10: Check Contact portlet</text:p>
          </table:table-cell>
          <table:table-cell table:style-name="ce217" office:value-type="string">
            <text:p>Click Contact icon at the bottom left of Home page</text:p>
          </table:table-cell>
          <table:table-cell table:style-name="ce254" office:value-type="string">
            <text:p>Contact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52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53" office:value-type="string">
            <text:p>System Administration/Startup Profiles/Knowledge</text:p>
          </table:table-cell>
          <table:table-cell table:style-name="ce253" office:value-type="string">
            <text:p>Activate knowledge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knowledge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knowledge, tomcat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54" office:value-type="string">
            <text:p>Step 4: Check Tasks &amp; Events gadgets in Home page</text:p>
          </table:table-cell>
          <table:table-cell table:style-name="ce254" office:value-type="string">
            <text:p>- Go to localhost:8080/portal/public/intranet</text:p>
            <text:p>- Login as john</text:p>
          </table:table-cell>
          <table:table-cell table:style-name="ce254" office:value-type="string">
            <text:p>Tasks and events gadgets should not display (Left &amp; right pane of intranet Home page)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17" office:value-type="string">
            <text:p>Step 5: Check Activities stream portlet</text:p>
          </table:table-cell>
          <table:table-cell table:style-name="ce217" office:value-type="string">
            <text:p>Check Activities stream portlet (Centre of Home page)</text:p>
          </table:table-cell>
          <table:table-cell table:style-name="ce254" office:value-type="string">
            <text:p>Activity stream portlet should not work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54" office:value-type="string">
            <text:p>Step 6: Check Forum</text:p>
          </table:table-cell>
          <table:table-cell table:style-name="ce254" office:value-type="string">
            <text:p>Click Forum link</text:p>
          </table:table-cell>
          <table:table-cell table:style-name="ce217" office:value-type="string">
            <text:p>Forum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54" office:value-type="string">
            <text:p>Step 7: Check Chat bar</text:p>
          </table:table-cell>
          <table:table-cell table:style-name="ce254" office:value-type="string">
            <text:p>Check Chat bar</text:p>
          </table:table-cell>
          <table:table-cell table:style-name="ce254" office:value-type="string">
            <text:p>Chat bar should not appea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17" office:value-type="string">
            <text:p>Step 8: Check Mail portlet</text:p>
          </table:table-cell>
          <table:table-cell table:style-name="ce217" office:value-type="string">
            <text:p>Click Mail icon at the bottom left of Home page</text:p>
          </table:table-cell>
          <table:table-cell table:style-name="ce254" office:value-type="string">
            <text:p>Mail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17" office:value-type="string">
            <text:p>Step 9: Check Calendar portlet</text:p>
          </table:table-cell>
          <table:table-cell table:style-name="ce217" office:value-type="string">
            <text:p>Click calendar icon at the bottom left of Home page</text:p>
          </table:table-cell>
          <table:table-cell table:style-name="ce254" office:value-type="string">
            <text:p>Calendar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9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17" office:value-type="string">
            <text:p>Step 10: Check Contact portlet</text:p>
          </table:table-cell>
          <table:table-cell table:style-name="ce217" office:value-type="string">
            <text:p>Click Contact icon at the bottom left of Home page</text:p>
          </table:table-cell>
          <table:table-cell table:style-name="ce254" office:value-type="string">
            <text:p>Contact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Activate knowledge</text:p>
          </table:table-cell>
          <table:table-cell table:style-name="ce217" office:value-type="string">
            <text:p>Step 11: Check Answer portlet</text:p>
          </table:table-cell>
          <table:table-cell table:style-name="ce217" office:value-type="string">
            <text:p>Click Answer link at Home page</text:p>
          </table:table-cell>
          <table:table-cell table:style-name="ce254" office:value-type="string">
            <text:p>Answers portlets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51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53" office:value-type="string">
            <text:p>System Administration/Startup Profiles/Knowledge</text:p>
          </table:table-cell>
          <table:table-cell table:style-name="ce253" office:value-type="string">
            <text:p>Deactivate knowledge</text:p>
          </table:table-cell>
          <table:table-cell table:style-name="ce93" office:value-type="string">
            <text:p>Step 1: Edit startup script</text:p>
          </table:table-cell>
          <table:table-cell table:style-name="ce256" office:value-type="string">
            <text:p>As sys admin, edit gatein.sh (tomcat/bin/gatein.sh): set -Dexo.profiles=collaboration,social</text:p>
          </table:table-cell>
          <table:table-cell table:style-name="ce256" office:value-type="string">
            <text:p>File is changed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54" office:value-type="string">
            <text:p>Step 2: Start</text:p>
          </table:table-cell>
          <table:table-cell table:style-name="ce254" office:value-type="string">
            <text:p>Run gatein.sh in console</text:p>
          </table:table-cell>
          <table:table-cell table:style-name="ce254" office:value-type="string">
            <text:p>Run successfully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54" office:value-type="string">
            <text:p>Find this in console </text:p>
          </table:table-cell>
          <table:table-cell table:style-name="ce256" office:value-type="string">
            <text:p>There's INFO: Active profiles [collaboration, tomcat, social]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3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54" office:value-type="string">
            <text:p>Step 4: Check Tasks &amp; Events gadgets in Home page</text:p>
          </table:table-cell>
          <table:table-cell table:style-name="ce254" office:value-type="string">
            <text:p>- Go to localhost:8080/portal/public/intranet</text:p>
            <text:p>- Login as john</text:p>
          </table:table-cell>
          <table:table-cell table:style-name="ce254" office:value-type="string">
            <text:p>Tasks and events gadgets should display (Left &amp; right pane of intranet Home page)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17" office:value-type="string">
            <text:p>Step 5: Check Activities stream portlet</text:p>
          </table:table-cell>
          <table:table-cell table:style-name="ce217" office:value-type="string">
            <text:p>Check Activities stream portlet (Centre of Home page)</text:p>
          </table:table-cell>
          <table:table-cell table:style-name="ce254" office:value-type="string">
            <text:p>Activity stream portlet should work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54" office:value-type="string">
            <text:p>Step 6: Check Forum</text:p>
          </table:table-cell>
          <table:table-cell table:style-name="ce254" office:value-type="string">
            <text:p>Click Forum link</text:p>
          </table:table-cell>
          <table:table-cell table:style-name="ce217" office:value-type="string">
            <text:p>Forum portlet should not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54" office:value-type="string">
            <text:p>Step 7: Check Chat bar</text:p>
          </table:table-cell>
          <table:table-cell table:style-name="ce254" office:value-type="string">
            <text:p>Check Chat bar</text:p>
          </table:table-cell>
          <table:table-cell table:style-name="ce254" office:value-type="string">
            <text:p>Chat bar should appea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17" office:value-type="string">
            <text:p>Step 8: Check Mail portlet</text:p>
          </table:table-cell>
          <table:table-cell table:style-name="ce217" office:value-type="string">
            <text:p>Click Mail icon at the bottom left of Home page</text:p>
          </table:table-cell>
          <table:table-cell table:style-name="ce254" office:value-type="string">
            <text:p>Mail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17" office:value-type="string">
            <text:p>Step 9: Check Calendar portlet</text:p>
          </table:table-cell>
          <table:table-cell table:style-name="ce217" office:value-type="string">
            <text:p>Click calendar icon at the bottom left of Home page</text:p>
          </table:table-cell>
          <table:table-cell table:style-name="ce254" office:value-type="string">
            <text:p>Calendar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1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54" office:value-type="string">
            <text:p>System Administration/Startup Profiles/Knowledge</text:p>
          </table:table-cell>
          <table:table-cell table:style-name="ce254" office:value-type="string">
            <text:p>Deactivate knowledge</text:p>
          </table:table-cell>
          <table:table-cell table:style-name="ce217" office:value-type="string">
            <text:p>Step 10: Check Contact portlet</text:p>
          </table:table-cell>
          <table:table-cell table:style-name="ce217" office:value-type="string">
            <text:p>Click Contact icon at the bottom left of Home page</text:p>
          </table:table-cell>
          <table:table-cell table:style-name="ce254" office:value-type="string">
            <text:p>Contact portlet should work properly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51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53" office:value-type="string">
            <text:p>System Administration/Remove Samples</text:p>
          </table:table-cell>
          <table:table-cell table:style-name="ce253" office:value-type="string">
            <text:p>Remove samples on Tomcat</text:p>
          </table:table-cell>
          <table:table-cell table:style-name="ce254" office:value-type="string">
            <text:p>Step 1: Remove samples</text:p>
          </table:table-cell>
          <table:table-cell table:style-name="ce257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3" office:value-type="string">
            <text:p>Tomcat is started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51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54" office:value-type="string">
            <text:p>System Administration/Remove Samples</text:p>
          </table:table-cell>
          <table:table-cell table:style-name="ce254" office:value-type="string">
            <text:p>Remove samples on Tomcat</text:p>
          </table:table-cell>
          <table:table-cell table:style-name="ce93" office:value-type="string">
            <text:p>Step 2: Check after remove samples</text:p>
          </table:table-cell>
          <table:table-cell table:style-name="ce256" office:value-type="string">
            <text:p>Login</text:p>
          </table:table-cell>
          <table:table-cell table:style-name="ce256" office:value-type="string">
            <text:p>There's only default portal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95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51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54" office:value-type="string">
            <text:p>System Administration/Remove Samples</text:p>
          </table:table-cell>
          <table:table-cell table:style-name="ce253" office:value-type="string">
            <text:p>Remove samples on jboss</text:p>
          </table:table-cell>
          <table:table-cell table:style-name="ce254" office:value-type="string">
            <text:p>Step 1: Remove samples</text:p>
          </table:table-cell>
          <table:table-cell table:style-name="ce257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3" office:value-type="string">
            <text:p>Jboss is started with no error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4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51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54" office:value-type="string">
            <text:p>System Administration/Remove Samples</text:p>
          </table:table-cell>
          <table:table-cell table:style-name="ce254" office:value-type="string">
            <text:p>Remove samples on jboss</text:p>
          </table:table-cell>
          <table:table-cell table:style-name="ce93" office:value-type="string">
            <text:p>Step 2: Check after remove samples</text:p>
          </table:table-cell>
          <table:table-cell table:style-name="ce256" office:value-type="string">
            <text:p>Login</text:p>
          </table:table-cell>
          <table:table-cell table:style-name="ce256" office:value-type="string">
            <text:p>There's only default portal</text:p>
          </table:table-cell>
          <table:table-cell table:style-name="ce258" office:value-type="string">
            <text:p>High</text:p>
          </table:table-cell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96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97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6" table:number-columns-repeated="2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5"/>
          <table:table-cell table:style-name="ce254"/>
          <table:table-cell table:style-name="ce257"/>
          <table:table-cell table:style-name="ce9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34"/>
          <table:table-cell table:style-name="ce254" table:number-columns-repeated="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93"/>
          <table:table-cell table:style-name="ce254" table:number-columns-repeated="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34"/>
          <table:table-cell table:style-name="ce254" table:number-columns-repeated="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93"/>
          <table:table-cell table:style-name="ce254" table:number-columns-repeated="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34"/>
          <table:table-cell table:style-name="ce254" table:number-columns-repeated="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93"/>
          <table:table-cell table:style-name="ce254" table:number-columns-repeated="3"/>
          <table:table-cell table:style-name="ce258"/>
          <table:table-cell table:style-name="ce200"/>
          <table:table-cell table:style-name="ce143" table:number-columns-repeated="2"/>
          <table:table-cell table:style-name="ce261"/>
          <table:table-cell table:style-name="ce143"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93"/>
          <table:table-cell table:style-name="ce254"/>
          <table:table-cell table:style-name="ce93"/>
          <table:table-cell table:style-name="ce258"/>
          <table:table-cell table:style-name="ce199"/>
          <table:table-cell table:number-columns-repeated="2"/>
          <table:table-cell table:style-name="ce262"/>
          <table:table-cell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 table:number-columns-repeated="4"/>
          <table:table-cell table:style-name="ce93"/>
          <table:table-cell table:style-name="ce258"/>
          <table:table-cell table:style-name="ce199"/>
          <table:table-cell table:number-columns-repeated="2"/>
          <table:table-cell table:style-name="ce262"/>
          <table:table-cell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/>
          <table:table-cell table:style-name="ce253"/>
          <table:table-cell table:style-name="ce254" table:number-columns-repeated="2"/>
          <table:table-cell table:style-name="ce93"/>
          <table:table-cell table:style-name="ce258"/>
          <table:table-cell table:style-name="ce199"/>
          <table:table-cell table:number-columns-repeated="2"/>
          <table:table-cell table:style-name="ce262"/>
          <table:table-cell table:number-columns-repeated="213"/>
        </table:table-row>
        <table:table-row table:style-name="ro14">
          <table:table-cell table:style-name="ce61"/>
          <table:table-cell table:style-name="ce209"/>
          <table:table-cell table:style-name="ce75"/>
          <table:table-cell table:style-name="ce254" table:number-columns-repeated="4"/>
          <table:table-cell table:style-name="ce93"/>
          <table:table-cell table:style-name="ce258"/>
          <table:table-cell table:style-name="ce199"/>
          <table:table-cell table:number-columns-repeated="2"/>
          <table:table-cell table:style-name="ce262"/>
          <table:table-cell table:number-columns-repeated="213"/>
        </table:table-row>
        <table:table-row table:style-name="ro14" table:number-rows-repeated="7">
          <table:table-cell/>
          <table:table-cell table:style-name="ce207"/>
          <table:table-cell table:number-columns-repeated="6"/>
          <table:table-cell table:style-name="ce199" table:number-columns-repeated="2"/>
          <table:table-cell table:number-columns-repeated="2"/>
          <table:table-cell table:style-name="ce262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99" table:number-columns-repeated="2"/>
          <table:table-cell table:number-columns-repeated="2"/>
          <table:table-cell table:style-name="ce262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6">
          <table:table-cell table:style-name="ce219" office:value-type="string" table:number-columns-spanned="5" table:number-rows-spanned="2">
            <text:p>PLF User Stories List</text:p>
            <text:p><text:span text:style-name="T15">Product version: </text:span><text:span text:style-name="T15">PLF 3.0 beta2</text:span>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89" office:value-type="string" table:number-columns-spanned="1" table:number-rows-spanned="3">
            <text:p>Total cases</text:p>
          </table:table-cell>
          <table:table-cell table:style-name="ce223" table:number-columns-repeated="250"/>
        </table:table-row>
        <table:table-row table:style-name="ro63">
          <table:covered-table-cell table:style-name="ce220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30"/>
          <table:table-cell table:style-name="ce223" table:number-columns-repeated="250"/>
        </table:table-row>
        <table:table-row table:style-name="ro87">
          <table:table-cell table:style-name="ce82" office:value-type="string">
            <text:p>Id</text:p>
          </table:table-cell>
          <table:table-cell table:style-name="ce89" office:value-type="string">
            <text:p>Portlet</text:p>
          </table:table-cell>
          <table:table-cell table:style-name="ce89" office:value-type="string">
            <text:p>Functional Group</text:p>
          </table:table-cell>
          <table:table-cell table:style-name="ce89" office:value-type="string">
            <text:p>Functionality</text:p>
          </table:table-cell>
          <table:table-cell table:style-name="ce89" office:value-type="string">
            <text:p>Functionality summary</text:p>
          </table:table-cell>
          <table:covered-table-cell table:style-name="ce230"/>
          <table:table-cell table:style-name="ce223" table:number-columns-repeated="250"/>
        </table:table-row>
        <table:table-row table:style-name="ro20">
          <table:table-cell table:style-name="ce83" office:value-type="string">
            <text:p>USR_PLF_INT_IDE_01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Develop WCM Templates</text:p>
          </table:table-cell>
          <table:table-cell table:style-name="ce90"/>
          <table:table-cell table:style-name="ce231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2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Develop Gadgets</text:p>
          </table:table-cell>
          <table:table-cell table:style-name="ce229"/>
          <table:table-cell table:style-name="ce231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1" office:value-type="string">
            <text:p>Develop REST Services</text:p>
          </table:table-cell>
          <table:table-cell table:style-name="ce229"/>
          <table:table-cell table:style-name="ce231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Shared groovy scripts library</text:p>
          </table:table-cell>
          <table:table-cell table:style-name="ce229"/>
          <table:table-cell table:style-name="ce231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INT_CON_01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Install CMIS Expert gadget</text:p>
          </table:table-cell>
          <table:table-cell table:style-name="ce229"/>
          <table:table-cell table:style-name="ce231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Browse Drives</text:p>
          </table:table-cell>
          <table:table-cell table:style-name="ce229"/>
          <table:table-cell table:style-name="ce231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3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Follow Symlinks</text:p>
          </table:table-cell>
          <table:table-cell table:style-name="ce229"/>
          <table:table-cell table:style-name="ce231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4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Browse Categories</text:p>
          </table:table-cell>
          <table:table-cell table:style-name="ce229"/>
          <table:table-cell table:style-name="ce231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5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Modify WCM template via CMIS</text:p>
          </table:table-cell>
          <table:table-cell table:style-name="ce229"/>
          <table:table-cell table:style-name="ce231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90" office:value-type="string">
            <text:p>Integration_Features/SOC</text:p>
          </table:table-cell>
          <table:table-cell table:style-name="ce227" office:value-type="string">
            <text:p>SOC</text:p>
          </table:table-cell>
          <table:table-cell table:style-name="ce91" office:value-type="string">
            <text:p>Share a Document in Stream</text:p>
          </table:table-cell>
          <table:table-cell table:style-name="ce229"/>
          <table:table-cell table:style-name="ce231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S</text:p>
          </table:table-cell>
          <table:table-cell table:style-name="ce90" office:value-type="string">
            <text:p>Mail Attachments in DMS</text:p>
          </table:table-cell>
          <table:table-cell table:style-name="ce229"/>
          <table:table-cell table:style-name="ce231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91" office:value-type="string">
            <text:p>Space Calendar</text:p>
          </table:table-cell>
          <table:table-cell table:style-name="ce229"/>
          <table:table-cell table:style-name="ce231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91" office:value-type="string">
            <text:p>Publish Calendar Activities in Stream</text:p>
          </table:table-cell>
          <table:table-cell table:style-name="ce229"/>
          <table:table-cell table:style-name="ce231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91" office:value-type="string">
            <text:p>Space Forum</text:p>
          </table:table-cell>
          <table:table-cell table:style-name="ce229"/>
          <table:table-cell table:style-name="ce231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90" office:value-type="string">
            <text:p>Publish Forum Activities in Stream</text:p>
          </table:table-cell>
          <table:table-cell table:style-name="ce229"/>
          <table:table-cell table:style-name="ce231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90" office:value-type="string">
            <text:p>Space Answers</text:p>
          </table:table-cell>
          <table:table-cell table:style-name="ce229"/>
          <table:table-cell table:style-name="ce231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90" office:value-type="string">
            <text:p>Publish Answers Activities in Stream</text:p>
          </table:table-cell>
          <table:table-cell table:style-name="ce229"/>
          <table:table-cell table:style-name="ce231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0" office:value-type="string">
            <text:p>Product Welcome Page</text:p>
          </table:table-cell>
          <table:table-cell table:style-name="ce229"/>
          <table:table-cell table:style-name="ce231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USR_PLF_BUI_AIW_01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0" office:value-type="string">
            <text:p>Acme Industry Social Intranet\Intranet welcome</text:p>
          </table:table-cell>
          <table:table-cell table:style-name="ce229"/>
          <table:table-cell table:style-name="ce231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30">
          <table:table-cell table:style-name="ce83" office:value-type="string">
            <text:p>USR_PLF_BUI_AIW_02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1" office:value-type="string">
            <text:p>Acme Industry Social Intranet\Access to activity</text:p>
          </table:table-cell>
          <table:table-cell table:style-name="ce229"/>
          <table:table-cell table:style-name="ce231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USR_PLF_BUI_AIW_03</text:p>
          </table:table-cell>
          <table:table-cell table:style-name="ce90"/>
          <table:table-cell table:style-name="ce227"/>
          <table:table-cell table:style-name="ce90" office:value-type="string">
            <text:p>Acme Industry Social Intranet\Access to activity</text:p>
          </table:table-cell>
          <table:table-cell table:style-name="ce229"/>
          <table:table-cell table:style-name="ce231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1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 minimal profile</text:p>
          </table:table-cell>
          <table:table-cell table:style-name="ce229"/>
          <table:table-cell table:style-name="ce231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2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 workflow</text:p>
          </table:table-cell>
          <table:table-cell table:style-name="ce229"/>
          <table:table-cell table:style-name="ce231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3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social</text:p>
          </table:table-cell>
          <table:table-cell table:style-name="ce229"/>
          <table:table-cell table:style-name="ce231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4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collaboration</text:p>
          </table:table-cell>
          <table:table-cell table:style-name="ce229"/>
          <table:table-cell table:style-name="ce231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5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knowledge</text:p>
          </table:table-cell>
          <table:table-cell table:style-name="ce229"/>
          <table:table-cell table:style-name="ce231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6" office:value-type="string">
            <text:p>USR_PLF_SYS_SPR_06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Remove Samples</text:p>
          </table:table-cell>
          <table:table-cell table:style-name="ce229"/>
          <table:table-cell table:style-name="ce231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14">
          <table:table-cell table:style-name="ce221" office:value-type="string" table:number-columns-spanned="5" table:number-rows-spanned="1">
            <text:p>Total</text:p>
          </table:table-cell>
          <table:covered-table-cell table:style-name="ce225"/>
          <table:covered-table-cell table:style-name="ce228"/>
          <table:covered-table-cell table:style-name="ce228"/>
          <table:covered-table-cell table:style-name="ce225"/>
          <table:table-cell table:style-name="ce232" table:formula="of:=SUM([.F4:.F24])" office:value-type="float" office:value="28">
            <text:p>28</text:p>
          </table:table-cell>
          <table:table-cell table:style-name="ce223" table:number-columns-repeated="250"/>
        </table:table-row>
        <table:table-row table:style-name="ro14">
          <table:table-cell table:style-name="ce222"/>
          <table:table-cell table:style-name="ce226"/>
          <table:table-cell table:style-name="ce223" table:number-columns-repeated="2"/>
          <table:table-cell table:style-name="ce226" table:number-columns-repeated="226"/>
          <table:table-cell table:style-name="ce223" table:number-columns-repeated="26"/>
        </table:table-row>
        <table:table-row table:style-name="ro14" table:number-rows-repeated="12">
          <table:table-cell table:style-name="ce222"/>
          <table:table-cell table:style-name="ce223" table:number-columns-repeated="255"/>
        </table:table-row>
        <table:table-row table:style-name="ro88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6" table:number-columns-repeated="229"/>
          <table:table-cell table:style-name="ce223" table:number-columns-repeated="26"/>
        </table:table-row>
        <table:table-row table:style-name="ro14" table:number-rows-repeated="65480">
          <table:table-cell table:style-name="ce223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0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27T10:00:45</dc:date>
    <meta:editing-cycles>520</meta:editing-cycles>
    <meta:editing-duration>PT294H12M39S</meta:editing-duration>
    <dc:creator>exoplatform </dc:creator>
    <meta:document-statistic meta:table-count="7" meta:cell-count="2475" meta:object-count="1"/>
    <meta:user-defined meta:name="Info 1"/>
    <meta:user-defined meta:name="Info 2"/>
    <meta:user-defined meta:name="Info 3"/>
    <meta:user-defined meta:name="Info 4"/>
  </office:meta>
</office:document-meta>
</file>